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b5e9b"/>
    </style:style>
    <style:style style:name="ce7" style:family="table-cell" style:parent-style-name="Default">
      <style:table-cell-properties fo:background-color="#5b277d"/>
    </style:style>
    <style:style style:name="ce8" style:family="table-cell" style:parent-style-name="Default">
      <style:table-cell-properties fo:background-color="#ec9ba4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7074b"/>
    </style:style>
    <style:style style:name="ce11" style:family="table-cell" style:parent-style-name="Default">
      <style:table-cell-properties fo:background-color="#861141"/>
    </style:style>
    <style:style style:name="ce12" style:family="table-cell" style:parent-style-name="Default">
      <style:table-cell-properties fo:background-color="#ffff6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3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8a202"/>
    </style:style>
    <style:style style:name="ce15" style:family="table-cell" style:parent-style-name="Default">
      <style:table-cell-properties fo:background-color="#b47804"/>
    </style:style>
    <style:style style:name="ce16" style:family="table-cell" style:parent-style-name="Default">
      <style:table-cell-properties fo:background-color="#ffff6d"/>
    </style:style>
    <style:style style:name="ce1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4780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a75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d428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4cm" svg:x="45.045cm" svg:y="17.499cm">
            <draw:object draw:notify-on-update-of-ranges="Hoja1.V16:Hoja1.V32 Hoja1.X16:Hoja1.X32 Hoja1.V16:Hoja1.V32 Hoja1.AB16:Hoja1.AB32 Hoja1.V16:Hoja1.V32 Hoja1.AF16:Hoja1.A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2cm" svg:y="17.21cm">
            <draw:object draw:notify-on-update-of-ranges="Hoja1.V16:Hoja1.V32 Hoja1.Z16:Hoja1.Z32 Hoja1.V16:Hoja1.V32 Hoja1.AD16:Hoja1.AD32 Hoja1.V16:Hoja1.V32 Hoja1.AH16:Hoja1.AH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ce6"/>
        <table:table-column table:style-name="co1" table:number-columns-repeated="4" table:default-cell-style-name="ce10"/>
        <table:table-column table:style-name="co1" table:number-columns-repeated="4" table:default-cell-style-name="ce14"/>
        <table:table-column table:style-name="co1" table:number-columns-repeated="17" table:default-cell-style-name="Default"/>
        <table:table-row table:style-name="ro1" table:number-rows-repeated="9">
          <table:table-cell table:number-columns-repeated="4"/>
          <table:table-cell table:style-name="Default" table:number-columns-repeated="13"/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13"/>
          <table:table-cell table:number-columns-repeated="4"/>
          <table:table-cell table:style-name="ce17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ce19" office:value-type="string" calcext:value-type="string">
            <text:p>NÚMERO DE DATOS: 7500</text:p>
          </table:table-cell>
          <table:table-cell table:style-name="ce23" table:number-columns-repeated="2"/>
          <table:table-cell table:style-name="Default" table:number-columns-repeated="10"/>
          <table:table-cell table:number-columns-repeated="4"/>
          <table:table-cell table:style-name="ce17" table:number-columns-repeated="2"/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THREAD/BIN</text:p>
          </table:table-cell>
          <table:table-cell table:style-name="ce4"/>
          <table:table-cell table:style-name="ce4" office:value-type="string" calcext:value-type="string">
            <text:p>PC</text:p>
          </table:table-cell>
          <table:table-cell table:style-name="ce4" table:number-columns-repeated="2"/>
          <table:table-cell table:style-name="ce8"/>
          <table:table-cell table:style-name="ce8" office:value-type="string" calcext:value-type="string">
            <text:p>ATCGRID</text:p>
          </table:table-cell>
          <table:table-cell table:style-name="ce8" table:number-columns-repeated="2"/>
          <table:table-cell table:style-name="ce12"/>
          <table:table-cell table:style-name="ce12" office:value-type="string" calcext:value-type="string">
            <text:p>ATCGRID4</text:p>
          </table:table-cell>
          <table:table-cell table:style-name="ce16" table:number-columns-repeated="2"/>
          <table:table-cell table:number-columns-repeated="4"/>
          <table:table-cell table:style-name="ce38" office:value-type="string" calcext:value-type="string">
            <text:p>OMP-A</text:p>
          </table:table-cell>
          <table:table-cell table:style-name="ce39" office:value-type="string" calcext:value-type="string" table:number-columns-spanned="4" table:number-rows-spanned="1">
            <text:p>ATCGRID1/2/3</text:p>
          </table:table-cell>
          <table:covered-table-cell table:number-columns-repeated="3" table:style-name="ce42"/>
          <table:table-cell table:style-name="ce44" office:value-type="string" calcext:value-type="string" table:number-columns-spanned="4" table:number-rows-spanned="1">
            <text:p>ATCGRID4</text:p>
          </table:table-cell>
          <table:covered-table-cell table:number-columns-repeated="3" table:style-name="ce42"/>
          <table:table-cell table:style-name="ce48" office:value-type="string" calcext:value-type="string" table:number-columns-spanned="4" table:number-rows-spanned="1">
            <text:p>PC</text:p>
          </table:table-cell>
          <table:covered-table-cell table:number-columns-repeated="3" table:style-name="ce42"/>
        </table:table-row>
        <table:table-row table:style-name="ro1">
          <table:table-cell table:number-columns-repeated="4"/>
          <table:table-cell table:style-name="ce2"/>
          <table:table-cell table:style-name="ce5" office:value-type="string" calcext:value-type="string">
            <text:p>SECUENCIAL</text:p>
          </table:table-cell>
          <table:table-cell table:style-name="ce5" office:value-type="string" calcext:value-type="string">
            <text:p>OMP-A</text:p>
          </table:table-cell>
          <table:table-cell table:style-name="ce5" office:value-type="string" calcext:value-type="string">
            <text:p>OMP-B</text:p>
          </table:table-cell>
          <table:table-cell table:style-name="ce5" office:value-type="string" calcext:value-type="string">
            <text:p>REDUCTION</text:p>
          </table:table-cell>
          <table:table-cell table:style-name="ce9" office:value-type="string" calcext:value-type="string">
            <text:p>SECUENCIAL</text:p>
          </table:table-cell>
          <table:table-cell table:style-name="ce9" office:value-type="string" calcext:value-type="string">
            <text:p>OMP-A</text:p>
          </table:table-cell>
          <table:table-cell table:style-name="ce9" office:value-type="string" calcext:value-type="string">
            <text:p>OMP-B</text:p>
          </table:table-cell>
          <table:table-cell table:style-name="ce9" office:value-type="string" calcext:value-type="string">
            <text:p>REDUCTION</text:p>
          </table:table-cell>
          <table:table-cell table:style-name="ce13" office:value-type="string" calcext:value-type="string">
            <text:p>SECUENCIAL</text:p>
          </table:table-cell>
          <table:table-cell table:style-name="ce13" office:value-type="string" calcext:value-type="string">
            <text:p>OMP-A</text:p>
          </table:table-cell>
          <table:table-cell table:style-name="ce13" office:value-type="string" calcext:value-type="string">
            <text:p>OMP-B</text:p>
          </table:table-cell>
          <table:table-cell table:style-name="ce13" office:value-type="string" calcext:value-type="string">
            <text:p>REDUCTION</text:p>
          </table:table-cell>
          <table:table-cell table:number-columns-repeated="4"/>
          <table:table-cell table:style-name="ce38" office:value-type="string" calcext:value-type="string">
            <text:p>Tamaño</text:p>
          </table:table-cell>
          <table:table-cell table:style-name="ce40" office:value-type="float" office:value="7500" calcext:value-type="float" table:number-columns-spanned="2" table:number-rows-spanned="1">
            <text:p>7500</text:p>
          </table:table-cell>
          <table:covered-table-cell table:style-name="ce40"/>
          <table:table-cell table:style-name="ce40" office:value-type="float" office:value="10500" calcext:value-type="float" table:number-columns-spanned="2" table:number-rows-spanned="1">
            <text:p>10500</text:p>
          </table:table-cell>
          <table:covered-table-cell table:style-name="ce40"/>
          <table:table-cell table:style-name="ce45" office:value-type="float" office:value="7500" calcext:value-type="float" table:number-columns-spanned="2" table:number-rows-spanned="1">
            <text:p>7500</text:p>
          </table:table-cell>
          <table:covered-table-cell table:style-name="ce45"/>
          <table:table-cell table:style-name="ce45" office:value-type="float" office:value="10500" calcext:value-type="float" table:number-columns-spanned="2" table:number-rows-spanned="1">
            <text:p>10500</text:p>
          </table:table-cell>
          <table:covered-table-cell table:style-name="ce45"/>
          <table:table-cell table:style-name="ce49" office:value-type="float" office:value="7500" calcext:value-type="float" table:number-columns-spanned="2" table:number-rows-spanned="1">
            <text:p>7500</text:p>
          </table:table-cell>
          <table:covered-table-cell table:style-name="ce49"/>
          <table:table-cell table:style-name="ce49" office:value-type="float" office:value="10500" calcext:value-type="float" table:number-columns-spanned="2" table:number-rows-spanned="1">
            <text:p>10500</text:p>
          </table:table-cell>
          <table:covered-table-cell table:style-name="ce4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02084" calcext:value-type="float">
            <text:p>0,102084</text:p>
          </table:table-cell>
          <table:table-cell office:value-type="float" office:value="0.10817" calcext:value-type="float">
            <text:p>0,10817</text:p>
          </table:table-cell>
          <table:table-cell office:value-type="float" office:value="0.10911" calcext:value-type="float">
            <text:p>0,10911</text:p>
          </table:table-cell>
          <table:table-cell office:value-type="float" office:value="0.112233" calcext:value-type="float">
            <text:p>0,112233</text:p>
          </table:table-cell>
          <table:table-cell office:value-type="float" office:value="0.080581" calcext:value-type="float">
            <text:p>0,080581</text:p>
          </table:table-cell>
          <table:table-cell office:value-type="float" office:value="0.08251" calcext:value-type="float">
            <text:p>0,08251</text:p>
          </table:table-cell>
          <table:table-cell office:value-type="float" office:value="0.085416" calcext:value-type="float">
            <text:p>0,085416</text:p>
          </table:table-cell>
          <table:table-cell office:value-type="float" office:value="0.089034" calcext:value-type="float">
            <text:p>0,089034</text:p>
          </table:table-cell>
          <table:table-cell office:value-type="float" office:value="0.107037" calcext:value-type="float">
            <text:p>0,107037</text:p>
          </table:table-cell>
          <table:table-cell office:value-type="float" office:value="0.075232" calcext:value-type="float">
            <text:p>0,075232</text:p>
          </table:table-cell>
          <table:table-cell office:value-type="float" office:value="0.076879" calcext:value-type="float">
            <text:p>0,076879</text:p>
          </table:table-cell>
          <table:table-cell office:value-type="float" office:value="0.079567" calcext:value-type="float">
            <text:p>0,079567</text:p>
          </table:table-cell>
          <table:table-cell table:number-columns-repeated="4"/>
          <table:table-cell table:style-name="ce38" office:value-type="string" calcext:value-type="string">
            <text:p>N.º núcleos (p)</text:p>
          </table:table-cell>
          <table:table-cell table:style-name="ce40" office:value-type="string" calcext:value-type="string">
            <text:p>T(p)</text:p>
          </table:table-cell>
          <table:table-cell table:style-name="ce40" office:value-type="string" calcext:value-type="string">
            <text:p>S(p)</text:p>
          </table:table-cell>
          <table:table-cell table:style-name="ce40" office:value-type="string" calcext:value-type="string">
            <text:p>T(p)</text:p>
          </table:table-cell>
          <table:table-cell table:style-name="ce40" office:value-type="string" calcext:value-type="string">
            <text:p>S(p)</text:p>
          </table:table-cell>
          <table:table-cell table:style-name="ce45" office:value-type="string" calcext:value-type="string">
            <text:p>T(p)</text:p>
          </table:table-cell>
          <table:table-cell table:style-name="ce45" office:value-type="string" calcext:value-type="string">
            <text:p>S(p)</text:p>
          </table:table-cell>
          <table:table-cell table:style-name="ce45" office:value-type="string" calcext:value-type="string">
            <text:p>T(p)</text:p>
          </table:table-cell>
          <table:table-cell table:style-name="ce45" office:value-type="string" calcext:value-type="string">
            <text:p>S(p)</text:p>
          </table:table-cell>
          <table:table-cell table:style-name="ce49" office:value-type="string" calcext:value-type="string">
            <text:p>T(p)</text:p>
          </table:table-cell>
          <table:table-cell table:style-name="ce49" office:value-type="string" calcext:value-type="string">
            <text:p>S(p)</text:p>
          </table:table-cell>
          <table:table-cell table:style-name="ce49" office:value-type="string" calcext:value-type="string">
            <text:p>T(p)</text:p>
          </table:table-cell>
          <table:table-cell table:style-name="ce49" office:value-type="string" calcext:value-type="string">
            <text:p>S(p)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02121" calcext:value-type="float">
            <text:p>0,102121</text:p>
          </table:table-cell>
          <table:table-cell office:value-type="float" office:value="0.053661" calcext:value-type="float">
            <text:p>0,053661</text:p>
          </table:table-cell>
          <table:table-cell office:value-type="float" office:value="0.056996" calcext:value-type="float">
            <text:p>0,056996</text:p>
          </table:table-cell>
          <table:table-cell office:value-type="float" office:value="0.062239" calcext:value-type="float">
            <text:p>0,062239</text:p>
          </table:table-cell>
          <table:table-cell office:value-type="float" office:value="0.080554" calcext:value-type="float">
            <text:p>0,080554</text:p>
          </table:table-cell>
          <table:table-cell office:value-type="float" office:value="0.079027" calcext:value-type="float">
            <text:p>0,079027</text:p>
          </table:table-cell>
          <table:table-cell office:value-type="float" office:value="0.079171" calcext:value-type="float">
            <text:p>0,079171</text:p>
          </table:table-cell>
          <table:table-cell office:value-type="float" office:value="0.084129" calcext:value-type="float">
            <text:p>0,084129</text:p>
          </table:table-cell>
          <table:table-cell office:value-type="float" office:value="0.074943" calcext:value-type="float">
            <text:p>0,074943</text:p>
          </table:table-cell>
          <table:table-cell office:value-type="float" office:value="0.04064" calcext:value-type="float">
            <text:p>0,04064</text:p>
          </table:table-cell>
          <table:table-cell office:value-type="float" office:value="0.044991" calcext:value-type="float">
            <text:p>0,044991</text:p>
          </table:table-cell>
          <table:table-cell office:value-type="float" office:value="0.048103" calcext:value-type="float">
            <text:p>0,048103</text:p>
          </table:table-cell>
          <table:table-cell table:number-columns-repeated="4"/>
          <table:table-cell table:style-name="ce3" office:value-type="string" calcext:value-type="string">
            <text:p>Secuencial</text:p>
          </table:table-cell>
          <table:table-cell table:style-name="ce41" office:value-type="float" office:value="0.080581" calcext:value-type="float">
            <text:p>0,080581</text:p>
          </table:table-cell>
          <table:table-cell table:style-name="ce43" office:value-type="string" calcext:value-type="string">
            <text:p>---</text:p>
          </table:table-cell>
          <table:table-cell table:style-name="ce41" office:value-type="float" office:value="0.158063" calcext:value-type="float">
            <text:p>0,158063</text:p>
          </table:table-cell>
          <table:table-cell table:style-name="ce43" office:value-type="string" calcext:value-type="string">
            <text:p>---</text:p>
          </table:table-cell>
          <table:table-cell table:style-name="ce46" office:value-type="float" office:value="0.074943" calcext:value-type="float">
            <text:p>0,074943</text:p>
          </table:table-cell>
          <table:table-cell table:style-name="ce47" office:value-type="string" calcext:value-type="string">
            <text:p>---</text:p>
          </table:table-cell>
          <table:table-cell table:style-name="ce46" office:value-type="float" office:value="0.143056" calcext:value-type="float">
            <text:p>0,143056</text:p>
          </table:table-cell>
          <table:table-cell table:style-name="ce47" office:value-type="string" calcext:value-type="string">
            <text:p>---</text:p>
          </table:table-cell>
          <table:table-cell table:style-name="ce50" office:value-type="float" office:value="0.102084" calcext:value-type="float">
            <text:p>0,102084</text:p>
          </table:table-cell>
          <table:table-cell table:style-name="ce50" office:value-type="string" calcext:value-type="string">
            <text:p>---</text:p>
          </table:table-cell>
          <table:table-cell table:style-name="ce50" office:value-type="float" office:value="0.200944" calcext:value-type="float">
            <text:p>0,200944</text:p>
          </table:table-cell>
          <table:table-cell table:style-name="ce50" office:value-type="string" calcext:value-type="string">
            <text:p>---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102893" calcext:value-type="float">
            <text:p>0,102893</text:p>
          </table:table-cell>
          <table:table-cell office:value-type="float" office:value="0.035994" calcext:value-type="float">
            <text:p>0,035994</text:p>
          </table:table-cell>
          <table:table-cell office:value-type="float" office:value="0.039831" calcext:value-type="float">
            <text:p>0,039831</text:p>
          </table:table-cell>
          <table:table-cell office:value-type="float" office:value="0.044955" calcext:value-type="float">
            <text:p>0,044955</text:p>
          </table:table-cell>
          <table:table-cell office:value-type="float" office:value="0.080619" calcext:value-type="float">
            <text:p>0,080619</text:p>
          </table:table-cell>
          <table:table-cell office:value-type="float" office:value="0.079152" calcext:value-type="float">
            <text:p>0,079152</text:p>
          </table:table-cell>
          <table:table-cell office:value-type="float" office:value="0.143964" calcext:value-type="float">
            <text:p>0,143964</text:p>
          </table:table-cell>
          <table:table-cell office:value-type="float" office:value="0.188061" calcext:value-type="float">
            <text:p>0,188061</text:p>
          </table:table-cell>
          <table:table-cell office:value-type="float" office:value="0.073429" calcext:value-type="float">
            <text:p>0,073429</text:p>
          </table:table-cell>
          <table:table-cell office:value-type="float" office:value="0.042811" calcext:value-type="float">
            <text:p>0,042811</text:p>
          </table:table-cell>
          <table:table-cell office:value-type="float" office:value="0.097123" calcext:value-type="float">
            <text:p>0,097123</text:p>
          </table:table-cell>
          <table:table-cell office:value-type="float" office:value="0.140308" calcext:value-type="float">
            <text:p>0,140308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41" office:value-type="float" office:value="0.08251" calcext:value-type="float">
            <text:p>0,08251</text:p>
          </table:table-cell>
          <table:table-cell table:style-name="ce43" table:formula="of:=0.080581/[.W16]" office:value-type="float" office:value="0.976621015634469" calcext:value-type="float">
            <text:p>0,976621015634469</text:p>
          </table:table-cell>
          <table:table-cell table:style-name="ce41" office:value-type="float" office:value="0.16111" calcext:value-type="float">
            <text:p>0,16111</text:p>
          </table:table-cell>
          <table:table-cell table:style-name="ce43" table:formula="of:=0.158063/[.Y16]" office:value-type="float" office:value="0.981087455775557" calcext:value-type="float">
            <text:p>0,981087455775557</text:p>
          </table:table-cell>
          <table:table-cell table:style-name="ce46" office:value-type="float" office:value="0.075232" calcext:value-type="float">
            <text:p>0,075232</text:p>
          </table:table-cell>
          <table:table-cell table:style-name="ce47" table:formula="of:=0.074943/[.AA16]" office:value-type="float" office:value="0.996158549553381" calcext:value-type="float">
            <text:p>0,996158549553381</text:p>
          </table:table-cell>
          <table:table-cell table:style-name="ce46" office:value-type="float" office:value="0.147735" calcext:value-type="float">
            <text:p>0,147735</text:p>
          </table:table-cell>
          <table:table-cell table:style-name="ce47" table:formula="of:=0.143056/[.AC16]" office:value-type="float" office:value="0.968328425897722" calcext:value-type="float">
            <text:p>0,968328425897722</text:p>
          </table:table-cell>
          <table:table-cell table:style-name="ce51" office:value-type="float" office:value="0.10817" calcext:value-type="float">
            <text:p>0,10817</text:p>
          </table:table-cell>
          <table:table-cell table:style-name="ce50" table:formula="of:=0.102084/[.AE16]" office:value-type="float" office:value="0.943736710733105" calcext:value-type="float">
            <text:p>0,943736710733105</text:p>
          </table:table-cell>
          <table:table-cell table:style-name="ce51" office:value-type="float" office:value="0.210802" calcext:value-type="float">
            <text:p>0,210802</text:p>
          </table:table-cell>
          <table:table-cell table:style-name="ce50" table:formula="of:=0.200944/[.AG16]" office:value-type="float" office:value="0.953235737801349" calcext:value-type="float">
            <text:p>0,953235737801349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02172" calcext:value-type="float">
            <text:p>0,102172</text:p>
          </table:table-cell>
          <table:table-cell office:value-type="float" office:value="0.027167" calcext:value-type="float">
            <text:p>0,027167</text:p>
          </table:table-cell>
          <table:table-cell office:value-type="float" office:value="0.032821" calcext:value-type="float">
            <text:p>0,032821</text:p>
          </table:table-cell>
          <table:table-cell office:value-type="float" office:value="0.036544" calcext:value-type="float">
            <text:p>0,036544</text:p>
          </table:table-cell>
          <table:table-cell office:value-type="float" office:value="0.08057" calcext:value-type="float">
            <text:p>0,08057</text:p>
          </table:table-cell>
          <table:table-cell office:value-type="float" office:value="0.078348" calcext:value-type="float">
            <text:p>0,078348</text:p>
          </table:table-cell>
          <table:table-cell office:value-type="float" office:value="0.139736" calcext:value-type="float">
            <text:p>0,139736</text:p>
          </table:table-cell>
          <table:table-cell office:value-type="float" office:value="0.200545" calcext:value-type="float">
            <text:p>0,200545</text:p>
          </table:table-cell>
          <table:table-cell office:value-type="float" office:value="0.073552" calcext:value-type="float">
            <text:p>0,073552</text:p>
          </table:table-cell>
          <table:table-cell office:value-type="float" office:value="0.044164" calcext:value-type="float">
            <text:p>0,044164</text:p>
          </table:table-cell>
          <table:table-cell office:value-type="float" office:value="0.087646" calcext:value-type="float">
            <text:p>0,087646</text:p>
          </table:table-cell>
          <table:table-cell office:value-type="float" office:value="0.123055" calcext:value-type="float">
            <text:p>0,123055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41" office:value-type="float" office:value="0.079027" calcext:value-type="float">
            <text:p>0,079027</text:p>
          </table:table-cell>
          <table:table-cell table:style-name="ce43" table:formula="of:=0.080581/[.W17]" office:value-type="float" office:value="1.01966416541182" calcext:value-type="float">
            <text:p>1,01966416541182</text:p>
          </table:table-cell>
          <table:table-cell table:style-name="ce41" office:value-type="float" office:value="0.155639" calcext:value-type="float">
            <text:p>0,155639</text:p>
          </table:table-cell>
          <table:table-cell table:style-name="ce43" table:formula="of:=0.158063/[.Y17]" office:value-type="float" office:value="1.01557450253471" calcext:value-type="float">
            <text:p>1,01557450253471</text:p>
          </table:table-cell>
          <table:table-cell table:style-name="ce46" office:value-type="float" office:value="0.04064" calcext:value-type="float">
            <text:p>0,04064</text:p>
          </table:table-cell>
          <table:table-cell table:style-name="ce47" table:formula="of:=0.074943/[.AA17]" office:value-type="float" office:value="1.84406988188976" calcext:value-type="float">
            <text:p>1,84406988188976</text:p>
          </table:table-cell>
          <table:table-cell table:style-name="ce46" office:value-type="float" office:value="0.082225" calcext:value-type="float">
            <text:p>0,082225</text:p>
          </table:table-cell>
          <table:table-cell table:style-name="ce47" table:formula="of:=0.143056/[.AC17]" office:value-type="float" office:value="1.73981149285497" calcext:value-type="float">
            <text:p>1,73981149285497</text:p>
          </table:table-cell>
          <table:table-cell table:style-name="ce51" office:value-type="float" office:value="0.053661" calcext:value-type="float">
            <text:p>0,053661</text:p>
          </table:table-cell>
          <table:table-cell table:style-name="ce50" table:formula="of:=0.102084/[.AE17]" office:value-type="float" office:value="1.90238720858724" calcext:value-type="float">
            <text:p>1,90238720858724</text:p>
          </table:table-cell>
          <table:table-cell table:style-name="ce51" office:value-type="float" office:value="0.105575" calcext:value-type="float">
            <text:p>0,105575</text:p>
          </table:table-cell>
          <table:table-cell table:style-name="ce50" table:formula="of:=0.200944/[.AG17]" office:value-type="float" office:value="1.90332938669193" calcext:value-type="float">
            <text:p>1,9033293866919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102259" calcext:value-type="float">
            <text:p>0,102259</text:p>
          </table:table-cell>
          <table:table-cell office:value-type="float" office:value="0.023373" calcext:value-type="float">
            <text:p>0,023373</text:p>
          </table:table-cell>
          <table:table-cell office:value-type="float" office:value="0.029276" calcext:value-type="float">
            <text:p>0,029276</text:p>
          </table:table-cell>
          <table:table-cell office:value-type="float" office:value="0.033581" calcext:value-type="float">
            <text:p>0,033581</text:p>
          </table:table-cell>
          <table:table-cell office:value-type="float" office:value="0.083544" calcext:value-type="float">
            <text:p>0,083544</text:p>
          </table:table-cell>
          <table:table-cell office:value-type="float" office:value="0.079258" calcext:value-type="float">
            <text:p>0,079258</text:p>
          </table:table-cell>
          <table:table-cell office:value-type="float" office:value="0.175708" calcext:value-type="float">
            <text:p>0,175708</text:p>
          </table:table-cell>
          <table:table-cell office:value-type="float" office:value="0.238418" calcext:value-type="float">
            <text:p>0,238418</text:p>
          </table:table-cell>
          <table:table-cell office:value-type="float" office:value="0.073954" calcext:value-type="float">
            <text:p>0,073954</text:p>
          </table:table-cell>
          <table:table-cell office:value-type="float" office:value="0.041652" calcext:value-type="float">
            <text:p>0,041652</text:p>
          </table:table-cell>
          <table:table-cell office:value-type="float" office:value="0.126931" calcext:value-type="float">
            <text:p>0,126931</text:p>
          </table:table-cell>
          <table:table-cell office:value-type="float" office:value="0.204667" calcext:value-type="float">
            <text:p>0,204667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41" office:value-type="float" office:value="0.079152" calcext:value-type="float">
            <text:p>0,079152</text:p>
          </table:table-cell>
          <table:table-cell table:style-name="ce43" table:formula="of:=0.080581/[.W18]" office:value-type="float" office:value="1.01805387103295" calcext:value-type="float">
            <text:p>1,01805387103295</text:p>
          </table:table-cell>
          <table:table-cell table:style-name="ce41" office:value-type="float" office:value="0.154379" calcext:value-type="float">
            <text:p>0,154379</text:p>
          </table:table-cell>
          <table:table-cell table:style-name="ce43" table:formula="of:=0.158063/[.Y18]" office:value-type="float" office:value="1.02386334928974" calcext:value-type="float">
            <text:p>1,02386334928974</text:p>
          </table:table-cell>
          <table:table-cell table:style-name="ce46" office:value-type="float" office:value="0.042811" calcext:value-type="float">
            <text:p>0,042811</text:p>
          </table:table-cell>
          <table:table-cell table:style-name="ce47" table:formula="of:=0.074943/[.AA18]" office:value-type="float" office:value="1.75055476396253" calcext:value-type="float">
            <text:p>1,75055476396253</text:p>
          </table:table-cell>
          <table:table-cell table:style-name="ce46" office:value-type="float" office:value="0.084103" calcext:value-type="float">
            <text:p>0,084103</text:p>
          </table:table-cell>
          <table:table-cell table:style-name="ce47" table:formula="of:=0.143056/[.AC18]" office:value-type="float" office:value="1.70096191574617" calcext:value-type="float">
            <text:p>1,70096191574617</text:p>
          </table:table-cell>
          <table:table-cell table:style-name="ce51" office:value-type="float" office:value="0.035994" calcext:value-type="float">
            <text:p>0,035994</text:p>
          </table:table-cell>
          <table:table-cell table:style-name="ce50" table:formula="of:=0.102084/[.AE18]" office:value-type="float" office:value="2.83613935655943" calcext:value-type="float">
            <text:p>2,83613935655943</text:p>
          </table:table-cell>
          <table:table-cell table:style-name="ce51" office:value-type="float" office:value="0.070242" calcext:value-type="float">
            <text:p>0,070242</text:p>
          </table:table-cell>
          <table:table-cell table:style-name="ce50" table:formula="of:=0.200944/[.AG18]" office:value-type="float" office:value="2.86073858944791" calcext:value-type="float">
            <text:p>2,8607385894479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102305" calcext:value-type="float">
            <text:p>0,102305</text:p>
          </table:table-cell>
          <table:table-cell office:value-type="float" office:value="0.020341" calcext:value-type="float">
            <text:p>0,020341</text:p>
          </table:table-cell>
          <table:table-cell office:value-type="float" office:value="0.028914" calcext:value-type="float">
            <text:p>0,028914</text:p>
          </table:table-cell>
          <table:table-cell office:value-type="float" office:value="0.030787" calcext:value-type="float">
            <text:p>0,030787</text:p>
          </table:table-cell>
          <table:table-cell office:value-type="float" office:value="0.087244" calcext:value-type="float">
            <text:p>0,087244</text:p>
          </table:table-cell>
          <table:table-cell office:value-type="float" office:value="0.080547" calcext:value-type="float">
            <text:p>0,080547</text:p>
          </table:table-cell>
          <table:table-cell office:value-type="float" office:value="0.168208" calcext:value-type="float">
            <text:p>0,168208</text:p>
          </table:table-cell>
          <table:table-cell office:value-type="float" office:value="0.237797" calcext:value-type="float">
            <text:p>0,237797</text:p>
          </table:table-cell>
          <table:table-cell office:value-type="float" office:value="0.074519" calcext:value-type="float">
            <text:p>0,074519</text:p>
          </table:table-cell>
          <table:table-cell office:value-type="float" office:value="0.042127" calcext:value-type="float">
            <text:p>0,042127</text:p>
          </table:table-cell>
          <table:table-cell office:value-type="float" office:value="0.12257" calcext:value-type="float">
            <text:p>0,12257</text:p>
          </table:table-cell>
          <table:table-cell office:value-type="float" office:value="0.200784" calcext:value-type="float">
            <text:p>0,200784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41" office:value-type="float" office:value="0.078348" calcext:value-type="float">
            <text:p>0,078348</text:p>
          </table:table-cell>
          <table:table-cell table:style-name="ce43" table:formula="of:=0.080581/[.W19]" office:value-type="float" office:value="1.02850104661255" calcext:value-type="float">
            <text:p>1,02850104661255</text:p>
          </table:table-cell>
          <table:table-cell table:style-name="ce41" office:value-type="float" office:value="0.156776" calcext:value-type="float">
            <text:p>0,156776</text:p>
          </table:table-cell>
          <table:table-cell table:style-name="ce43" table:formula="of:=0.158063/[.Y19]" office:value-type="float" office:value="1.00820916466806" calcext:value-type="float">
            <text:p>1,00820916466806</text:p>
          </table:table-cell>
          <table:table-cell table:style-name="ce46" office:value-type="float" office:value="0.044164" calcext:value-type="float">
            <text:p>0,044164</text:p>
          </table:table-cell>
          <table:table-cell table:style-name="ce47" table:formula="of:=0.074943/[.AA19]" office:value-type="float" office:value="1.69692509736437" calcext:value-type="float">
            <text:p>1,69692509736437</text:p>
          </table:table-cell>
          <table:table-cell table:style-name="ce46" office:value-type="float" office:value="0.085682" calcext:value-type="float">
            <text:p>0,085682</text:p>
          </table:table-cell>
          <table:table-cell table:style-name="ce47" table:formula="of:=0.143056/[.AC19]" office:value-type="float" office:value="1.66961555519246" calcext:value-type="float">
            <text:p>1,66961555519246</text:p>
          </table:table-cell>
          <table:table-cell table:style-name="ce51" office:value-type="float" office:value="0.027167" calcext:value-type="float">
            <text:p>0,027167</text:p>
          </table:table-cell>
          <table:table-cell table:style-name="ce50" table:formula="of:=0.102084/[.AE19]" office:value-type="float" office:value="3.7576471454338" calcext:value-type="float">
            <text:p>3,7576471454338</text:p>
          </table:table-cell>
          <table:table-cell table:style-name="ce51" office:value-type="float" office:value="0.053288" calcext:value-type="float">
            <text:p>0,053288</text:p>
          </table:table-cell>
          <table:table-cell table:style-name="ce50" table:formula="of:=0.200944/[.AG19]" office:value-type="float" office:value="3.77090526947906" calcext:value-type="float">
            <text:p>3,7709052694790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102309" calcext:value-type="float">
            <text:p>0,102309</text:p>
          </table:table-cell>
          <table:table-cell office:value-type="float" office:value="0.019141" calcext:value-type="float">
            <text:p>0,019141</text:p>
          </table:table-cell>
          <table:table-cell office:value-type="float" office:value="0.027705" calcext:value-type="float">
            <text:p>0,027705</text:p>
          </table:table-cell>
          <table:table-cell office:value-type="float" office:value="0.029416" calcext:value-type="float">
            <text:p>0,029416</text:p>
          </table:table-cell>
          <table:table-cell office:value-type="float" office:value="0.080539" calcext:value-type="float">
            <text:p>0,080539</text:p>
          </table:table-cell>
          <table:table-cell office:value-type="float" office:value="0.079454" calcext:value-type="float">
            <text:p>0,079454</text:p>
          </table:table-cell>
          <table:table-cell office:value-type="float" office:value="0.195494" calcext:value-type="float">
            <text:p>0,195494</text:p>
          </table:table-cell>
          <table:table-cell office:value-type="float" office:value="0.30111" calcext:value-type="float">
            <text:p>0,30111</text:p>
          </table:table-cell>
          <table:table-cell office:value-type="float" office:value="0.073797" calcext:value-type="float">
            <text:p>0,073797</text:p>
          </table:table-cell>
          <table:table-cell office:value-type="float" office:value="0.045925" calcext:value-type="float">
            <text:p>0,045925</text:p>
          </table:table-cell>
          <table:table-cell office:value-type="float" office:value="0.157293" calcext:value-type="float">
            <text:p>0,157293</text:p>
          </table:table-cell>
          <table:table-cell office:value-type="float" office:value="0.272268" calcext:value-type="float">
            <text:p>0,272268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41" office:value-type="float" office:value="0.079258" calcext:value-type="float">
            <text:p>0,079258</text:p>
          </table:table-cell>
          <table:table-cell table:style-name="ce43" table:formula="of:=0.080581/[.W20]" office:value-type="float" office:value="1.01669232127987" calcext:value-type="float">
            <text:p>1,01669232127987</text:p>
          </table:table-cell>
          <table:table-cell table:style-name="ce41" office:value-type="float" office:value="0.155284" calcext:value-type="float">
            <text:p>0,155284</text:p>
          </table:table-cell>
          <table:table-cell table:style-name="ce43" table:formula="of:=0.158063/[.Y20]" office:value-type="float" office:value="1.01789624172484" calcext:value-type="float">
            <text:p>1,01789624172484</text:p>
          </table:table-cell>
          <table:table-cell table:style-name="ce46" office:value-type="float" office:value="0.041652" calcext:value-type="float">
            <text:p>0,041652</text:p>
          </table:table-cell>
          <table:table-cell table:style-name="ce47" table:formula="of:=0.074943/[.AA20]" office:value-type="float" office:value="1.79926534140017" calcext:value-type="float">
            <text:p>1,79926534140017</text:p>
          </table:table-cell>
          <table:table-cell table:style-name="ce46" office:value-type="float" office:value="0.082453" calcext:value-type="float">
            <text:p>0,082453</text:p>
          </table:table-cell>
          <table:table-cell table:style-name="ce47" table:formula="of:=0.143056/[.AC20]" office:value-type="float" office:value="1.73500054576547" calcext:value-type="float">
            <text:p>1,73500054576547</text:p>
          </table:table-cell>
          <table:table-cell table:style-name="ce51" office:value-type="float" office:value="0.023373" calcext:value-type="float">
            <text:p>0,023373</text:p>
          </table:table-cell>
          <table:table-cell table:style-name="ce50" table:formula="of:=0.102084/[.AE20]" office:value-type="float" office:value="4.36760364523168" calcext:value-type="float">
            <text:p>4,36760364523168</text:p>
          </table:table-cell>
          <table:table-cell table:style-name="ce51" office:value-type="float" office:value="0.045729" calcext:value-type="float">
            <text:p>0,045729</text:p>
          </table:table-cell>
          <table:table-cell table:style-name="ce50" table:formula="of:=0.200944/[.AG20]" office:value-type="float" office:value="4.39423560541451" calcext:value-type="float">
            <text:p>4,3942356054145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02569" calcext:value-type="float">
            <text:p>0,102569</text:p>
          </table:table-cell>
          <table:table-cell office:value-type="float" office:value="0.018978" calcext:value-type="float">
            <text:p>0,018978</text:p>
          </table:table-cell>
          <table:table-cell office:value-type="float" office:value="0.027872" calcext:value-type="float">
            <text:p>0,027872</text:p>
          </table:table-cell>
          <table:table-cell office:value-type="float" office:value="0.029816" calcext:value-type="float">
            <text:p>0,029816</text:p>
          </table:table-cell>
          <table:table-cell office:value-type="float" office:value="0.080528" calcext:value-type="float">
            <text:p>0,080528</text:p>
          </table:table-cell>
          <table:table-cell office:value-type="float" office:value="0.07942" calcext:value-type="float">
            <text:p>0,07942</text:p>
          </table:table-cell>
          <table:table-cell office:value-type="float" office:value="0.2031" calcext:value-type="float">
            <text:p>0,2031</text:p>
          </table:table-cell>
          <table:table-cell office:value-type="float" office:value="0.325495" calcext:value-type="float">
            <text:p>0,325495</text:p>
          </table:table-cell>
          <table:table-cell office:value-type="float" office:value="0.073807" calcext:value-type="float">
            <text:p>0,073807</text:p>
          </table:table-cell>
          <table:table-cell office:value-type="float" office:value="0.041203" calcext:value-type="float">
            <text:p>0,041203</text:p>
          </table:table-cell>
          <table:table-cell office:value-type="float" office:value="0.162397" calcext:value-type="float">
            <text:p>0,162397</text:p>
          </table:table-cell>
          <table:table-cell office:value-type="float" office:value="0.2894" calcext:value-type="float">
            <text:p>0,2894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41" office:value-type="float" office:value="0.080547" calcext:value-type="float">
            <text:p>0,080547</text:p>
          </table:table-cell>
          <table:table-cell table:style-name="ce43" table:formula="of:=0.080581/[.W21]" office:value-type="float" office:value="1.00042211379691" calcext:value-type="float">
            <text:p>1,00042211379691</text:p>
          </table:table-cell>
          <table:table-cell table:style-name="ce41" office:value-type="float" office:value="0.158617" calcext:value-type="float">
            <text:p>0,158617</text:p>
          </table:table-cell>
          <table:table-cell table:style-name="ce43" table:formula="of:=0.158063/[.Y21]" office:value-type="float" office:value="0.996507310061343" calcext:value-type="float">
            <text:p>0,996507310061343</text:p>
          </table:table-cell>
          <table:table-cell table:style-name="ce46" office:value-type="float" office:value="0.042127" calcext:value-type="float">
            <text:p>0,042127</text:p>
          </table:table-cell>
          <table:table-cell table:style-name="ce47" table:formula="of:=0.074943/[.AA21]" office:value-type="float" office:value="1.77897785268355" calcext:value-type="float">
            <text:p>1,77897785268355</text:p>
          </table:table-cell>
          <table:table-cell table:style-name="ce46" office:value-type="float" office:value="0.081024" calcext:value-type="float">
            <text:p>0,081024</text:p>
          </table:table-cell>
          <table:table-cell table:style-name="ce47" table:formula="of:=0.143056/[.AC21]" office:value-type="float" office:value="1.76560031595577" calcext:value-type="float">
            <text:p>1,76560031595577</text:p>
          </table:table-cell>
          <table:table-cell table:style-name="ce51" office:value-type="float" office:value="0.020341" calcext:value-type="float">
            <text:p>0,020341</text:p>
          </table:table-cell>
          <table:table-cell table:style-name="ce50" table:formula="of:=0.102084/[.AE21]" office:value-type="float" office:value="5.0186323189617" calcext:value-type="float">
            <text:p>5,0186323189617</text:p>
          </table:table-cell>
          <table:table-cell table:style-name="ce51" office:value-type="float" office:value="0.039836" calcext:value-type="float">
            <text:p>0,039836</text:p>
          </table:table-cell>
          <table:table-cell table:style-name="ce50" table:formula="of:=0.200944/[.AG21]" office:value-type="float" office:value="5.04428155437293" calcext:value-type="float">
            <text:p>5,04428155437293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102334" calcext:value-type="float">
            <text:p>0,102334</text:p>
          </table:table-cell>
          <table:table-cell office:value-type="float" office:value="0.026805" calcext:value-type="float">
            <text:p>0,026805</text:p>
          </table:table-cell>
          <table:table-cell office:value-type="float" office:value="0.203289" calcext:value-type="float">
            <text:p>0,203289</text:p>
          </table:table-cell>
          <table:table-cell office:value-type="float" office:value="0.385129" calcext:value-type="float">
            <text:p>0,385129</text:p>
          </table:table-cell>
          <table:table-cell office:value-type="float" office:value="0.080632" calcext:value-type="float">
            <text:p>0,080632</text:p>
          </table:table-cell>
          <table:table-cell office:value-type="float" office:value="0.078947" calcext:value-type="float">
            <text:p>0,078947</text:p>
          </table:table-cell>
          <table:table-cell office:value-type="float" office:value="0.226453" calcext:value-type="float">
            <text:p>0,226453</text:p>
          </table:table-cell>
          <table:table-cell office:value-type="float" office:value="0.375986" calcext:value-type="float">
            <text:p>0,375986</text:p>
          </table:table-cell>
          <table:table-cell office:value-type="float" office:value="0.074181" calcext:value-type="float">
            <text:p>0,074181</text:p>
          </table:table-cell>
          <table:table-cell office:value-type="float" office:value="0.043018" calcext:value-type="float">
            <text:p>0,043018</text:p>
          </table:table-cell>
          <table:table-cell office:value-type="float" office:value="0.202634" calcext:value-type="float">
            <text:p>0,202634</text:p>
          </table:table-cell>
          <table:table-cell office:value-type="float" office:value="0.362015" calcext:value-type="float">
            <text:p>0,362015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41" office:value-type="float" office:value="0.079454" calcext:value-type="float">
            <text:p>0,079454</text:p>
          </table:table-cell>
          <table:table-cell table:style-name="ce43" table:formula="of:=0.080581/[.W22]" office:value-type="float" office:value="1.01418430790143" calcext:value-type="float">
            <text:p>1,01418430790143</text:p>
          </table:table-cell>
          <table:table-cell table:style-name="ce41" office:value-type="float" office:value="0.154855" calcext:value-type="float">
            <text:p>0,154855</text:p>
          </table:table-cell>
          <table:table-cell table:style-name="ce43" table:formula="of:=0.158063/[.Y22]" office:value-type="float" office:value="1.02071615382132" calcext:value-type="float">
            <text:p>1,02071615382132</text:p>
          </table:table-cell>
          <table:table-cell table:style-name="ce46" office:value-type="float" office:value="0.045925" calcext:value-type="float">
            <text:p>0,045925</text:p>
          </table:table-cell>
          <table:table-cell table:style-name="ce47" table:formula="of:=0.074943/[.AA22]" office:value-type="float" office:value="1.63185628742515" calcext:value-type="float">
            <text:p>1,63185628742515</text:p>
          </table:table-cell>
          <table:table-cell table:style-name="ce46" office:value-type="float" office:value="0.083028" calcext:value-type="float">
            <text:p>0,083028</text:p>
          </table:table-cell>
          <table:table-cell table:style-name="ce47" table:formula="of:=0.143056/[.AC22]" office:value-type="float" office:value="1.72298501710266" calcext:value-type="float">
            <text:p>1,72298501710266</text:p>
          </table:table-cell>
          <table:table-cell table:style-name="ce51" office:value-type="float" office:value="0.019141" calcext:value-type="float">
            <text:p>0,019141</text:p>
          </table:table-cell>
          <table:table-cell table:style-name="ce50" table:formula="of:=0.102084/[.AE22]" office:value-type="float" office:value="5.33326367483413" calcext:value-type="float">
            <text:p>5,33326367483413</text:p>
          </table:table-cell>
          <table:table-cell table:style-name="ce51" office:value-type="float" office:value="0.038141" calcext:value-type="float">
            <text:p>0,038141</text:p>
          </table:table-cell>
          <table:table-cell table:style-name="ce50" table:formula="of:=0.200944/[.AG22]" office:value-type="float" office:value="5.26845127290842" calcext:value-type="float">
            <text:p>5,2684512729084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102118" calcext:value-type="float">
            <text:p>0,102118</text:p>
          </table:table-cell>
          <table:table-cell office:value-type="float" office:value="0.026068" calcext:value-type="float">
            <text:p>0,026068</text:p>
          </table:table-cell>
          <table:table-cell office:value-type="float" office:value="0.220816" calcext:value-type="float">
            <text:p>0,220816</text:p>
          </table:table-cell>
          <table:table-cell office:value-type="float" office:value="0.417834" calcext:value-type="float">
            <text:p>0,417834</text:p>
          </table:table-cell>
          <table:table-cell office:value-type="float" office:value="0.080623" calcext:value-type="float">
            <text:p>0,080623</text:p>
          </table:table-cell>
          <table:table-cell office:value-type="float" office:value="0.079123" calcext:value-type="float">
            <text:p>0,079123</text:p>
          </table:table-cell>
          <table:table-cell office:value-type="float" office:value="0.238646" calcext:value-type="float">
            <text:p>0,238646</text:p>
          </table:table-cell>
          <table:table-cell office:value-type="float" office:value="0.406398" calcext:value-type="float">
            <text:p>0,406398</text:p>
          </table:table-cell>
          <table:table-cell office:value-type="float" office:value="0.072962" calcext:value-type="float">
            <text:p>0,072962</text:p>
          </table:table-cell>
          <table:table-cell office:value-type="float" office:value="0.041561" calcext:value-type="float">
            <text:p>0,041561</text:p>
          </table:table-cell>
          <table:table-cell office:value-type="float" office:value="0.201307" calcext:value-type="float">
            <text:p>0,201307</text:p>
          </table:table-cell>
          <table:table-cell office:value-type="float" office:value="0.378625" calcext:value-type="float">
            <text:p>0,378625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41" office:value-type="float" office:value="0.07942" calcext:value-type="float">
            <text:p>0,07942</text:p>
          </table:table-cell>
          <table:table-cell table:style-name="ce43" table:formula="of:=0.080581/[.W23]" office:value-type="float" office:value="1.01461848400907" calcext:value-type="float">
            <text:p>1,01461848400907</text:p>
          </table:table-cell>
          <table:table-cell table:style-name="ce41" office:value-type="float" office:value="0.155955" calcext:value-type="float">
            <text:p>0,155955</text:p>
          </table:table-cell>
          <table:table-cell table:style-name="ce43" table:formula="of:=0.158063/[.Y23]" office:value-type="float" office:value="1.01351671956654" calcext:value-type="float">
            <text:p>1,01351671956654</text:p>
          </table:table-cell>
          <table:table-cell table:style-name="ce46" office:value-type="float" office:value="0.041203" calcext:value-type="float">
            <text:p>0,041203</text:p>
          </table:table-cell>
          <table:table-cell table:style-name="ce47" table:formula="of:=0.074943/[.AA23]" office:value-type="float" office:value="1.81887241220299" calcext:value-type="float">
            <text:p>1,81887241220299</text:p>
          </table:table-cell>
          <table:table-cell table:style-name="ce46" office:value-type="float" office:value="0.081297" calcext:value-type="float">
            <text:p>0,081297</text:p>
          </table:table-cell>
          <table:table-cell table:style-name="ce47" table:formula="of:=0.143056/[.AC23]" office:value-type="float" office:value="1.75967132858531" calcext:value-type="float">
            <text:p>1,75967132858531</text:p>
          </table:table-cell>
          <table:table-cell table:style-name="ce51" office:value-type="float" office:value="0.018978" calcext:value-type="float">
            <text:p>0,018978</text:p>
          </table:table-cell>
          <table:table-cell table:style-name="ce50" table:formula="of:=0.102084/[.AE23]" office:value-type="float" office:value="5.37907050268732" calcext:value-type="float">
            <text:p>5,37907050268732</text:p>
          </table:table-cell>
          <table:table-cell table:style-name="ce51" office:value-type="float" office:value="0.036471" calcext:value-type="float">
            <text:p>0,036471</text:p>
          </table:table-cell>
          <table:table-cell table:style-name="ce50" table:formula="of:=0.200944/[.AG23]" office:value-type="float" office:value="5.50969263250254" calcext:value-type="float">
            <text:p>5,5096926325025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10235" calcext:value-type="float">
            <text:p>0,10235</text:p>
          </table:table-cell>
          <table:table-cell office:value-type="float" office:value="0.023755" calcext:value-type="float">
            <text:p>0,023755</text:p>
          </table:table-cell>
          <table:table-cell office:value-type="float" office:value="0.238812" calcext:value-type="float">
            <text:p>0,238812</text:p>
          </table:table-cell>
          <table:table-cell office:value-type="float" office:value="0.4569" calcext:value-type="float">
            <text:p>0,4569</text:p>
          </table:table-cell>
          <table:table-cell office:value-type="float" office:value="0.080566" calcext:value-type="float">
            <text:p>0,080566</text:p>
          </table:table-cell>
          <table:table-cell office:value-type="float" office:value="0.07922" calcext:value-type="float">
            <text:p>0,07922</text:p>
          </table:table-cell>
          <table:table-cell office:value-type="float" office:value="0.266905" calcext:value-type="float">
            <text:p>0,266905</text:p>
          </table:table-cell>
          <table:table-cell office:value-type="float" office:value="0.44855" calcext:value-type="float">
            <text:p>0,44855</text:p>
          </table:table-cell>
          <table:table-cell office:value-type="float" office:value="0.074193" calcext:value-type="float">
            <text:p>0,074193</text:p>
          </table:table-cell>
          <table:table-cell office:value-type="float" office:value="0.044485" calcext:value-type="float">
            <text:p>0,044485</text:p>
          </table:table-cell>
          <table:table-cell office:value-type="float" office:value="0.227484" calcext:value-type="float">
            <text:p>0,227484</text:p>
          </table:table-cell>
          <table:table-cell office:value-type="float" office:value="0.455021" calcext:value-type="float">
            <text:p>0,455021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41" office:value-type="float" office:value="0.078947" calcext:value-type="float">
            <text:p>0,078947</text:p>
          </table:table-cell>
          <table:table-cell table:style-name="ce43" table:formula="of:=0.080581/[.W24]" office:value-type="float" office:value="1.02069742992134" calcext:value-type="float">
            <text:p>1,02069742992134</text:p>
          </table:table-cell>
          <table:table-cell table:style-name="ce41" office:value-type="float" office:value="0.156455" calcext:value-type="float">
            <text:p>0,156455</text:p>
          </table:table-cell>
          <table:table-cell table:style-name="ce43" table:formula="of:=0.158063/[.Y24]" office:value-type="float" office:value="1.01027771563708" calcext:value-type="float">
            <text:p>1,01027771563708</text:p>
          </table:table-cell>
          <table:table-cell table:style-name="ce46" office:value-type="float" office:value="0.043018" calcext:value-type="float">
            <text:p>0,043018</text:p>
          </table:table-cell>
          <table:table-cell table:style-name="ce47" table:formula="of:=0.074943/[.AA24]" office:value-type="float" office:value="1.74213120089265" calcext:value-type="float">
            <text:p>1,74213120089265</text:p>
          </table:table-cell>
          <table:table-cell table:style-name="ce46" office:value-type="float" office:value="0.083366" calcext:value-type="float">
            <text:p>0,083366</text:p>
          </table:table-cell>
          <table:table-cell table:style-name="ce47" table:formula="of:=0.143056/[.AC24]" office:value-type="float" office:value="1.71599932826332" calcext:value-type="float">
            <text:p>1,71599932826332</text:p>
          </table:table-cell>
          <table:table-cell table:style-name="ce51" office:value-type="float" office:value="0.026805" calcext:value-type="float">
            <text:p>0,026805</text:p>
          </table:table-cell>
          <table:table-cell table:style-name="ce50" table:formula="of:=0.102084/[.AE24]" office:value-type="float" office:value="3.80839395635143" calcext:value-type="float">
            <text:p>3,80839395635143</text:p>
          </table:table-cell>
          <table:table-cell table:style-name="ce51" office:value-type="float" office:value="0.044463" calcext:value-type="float">
            <text:p>0,044463</text:p>
          </table:table-cell>
          <table:table-cell table:style-name="ce50" table:formula="of:=0.200944/[.AG24]" office:value-type="float" office:value="4.5193531700515" calcext:value-type="float">
            <text:p>4,5193531700515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102567" calcext:value-type="float">
            <text:p>0,102567</text:p>
          </table:table-cell>
          <table:table-cell office:value-type="float" office:value="0.022259" calcext:value-type="float">
            <text:p>0,022259</text:p>
          </table:table-cell>
          <table:table-cell office:value-type="float" office:value="0.255458" calcext:value-type="float">
            <text:p>0,255458</text:p>
          </table:table-cell>
          <table:table-cell office:value-type="float" office:value="0.482732" calcext:value-type="float">
            <text:p>0,482732</text:p>
          </table:table-cell>
          <table:table-cell office:value-type="float" office:value="0.08062" calcext:value-type="float">
            <text:p>0,08062</text:p>
          </table:table-cell>
          <table:table-cell office:value-type="float" office:value="0.07913" calcext:value-type="float">
            <text:p>0,07913</text:p>
          </table:table-cell>
          <table:table-cell office:value-type="float" office:value="0.274652" calcext:value-type="float">
            <text:p>0,274652</text:p>
          </table:table-cell>
          <table:table-cell office:value-type="float" office:value="0.479605" calcext:value-type="float">
            <text:p>0,479605</text:p>
          </table:table-cell>
          <table:table-cell office:value-type="float" office:value="0.074446" calcext:value-type="float">
            <text:p>0,074446</text:p>
          </table:table-cell>
          <table:table-cell office:value-type="float" office:value="0.042187" calcext:value-type="float">
            <text:p>0,042187</text:p>
          </table:table-cell>
          <table:table-cell office:value-type="float" office:value="0.237678" calcext:value-type="float">
            <text:p>0,237678</text:p>
          </table:table-cell>
          <table:table-cell office:value-type="float" office:value="0.469189" calcext:value-type="float">
            <text:p>0,469189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41" office:value-type="float" office:value="0.079123" calcext:value-type="float">
            <text:p>0,079123</text:p>
          </table:table-cell>
          <table:table-cell table:style-name="ce43" table:formula="of:=0.080581/[.W25]" office:value-type="float" office:value="1.01842700605387" calcext:value-type="float">
            <text:p>1,01842700605387</text:p>
          </table:table-cell>
          <table:table-cell table:style-name="ce41" office:value-type="float" office:value="0.1562" calcext:value-type="float">
            <text:p>0,1562</text:p>
          </table:table-cell>
          <table:table-cell table:style-name="ce43" table:formula="of:=0.158063/[.Y25]" office:value-type="float" office:value="1.01192701664533" calcext:value-type="float">
            <text:p>1,01192701664533</text:p>
          </table:table-cell>
          <table:table-cell table:style-name="ce46" office:value-type="float" office:value="0.041561" calcext:value-type="float">
            <text:p>0,041561</text:p>
          </table:table-cell>
          <table:table-cell table:style-name="ce47" table:formula="of:=0.074943/[.AA25]" office:value-type="float" office:value="1.80320492769664" calcext:value-type="float">
            <text:p>1,80320492769664</text:p>
          </table:table-cell>
          <table:table-cell table:style-name="ce46" office:value-type="float" office:value="0.0815" calcext:value-type="float">
            <text:p>0,0815</text:p>
          </table:table-cell>
          <table:table-cell table:style-name="ce47" table:formula="of:=0.143056/[.AC25]" office:value-type="float" office:value="1.75528834355828" calcext:value-type="float">
            <text:p>1,75528834355828</text:p>
          </table:table-cell>
          <table:table-cell table:style-name="ce51" office:value-type="float" office:value="0.026068" calcext:value-type="float">
            <text:p>0,026068</text:p>
          </table:table-cell>
          <table:table-cell table:style-name="ce50" table:formula="of:=0.102084/[.AE25]" office:value-type="float" office:value="3.91606567439006" calcext:value-type="float">
            <text:p>3,91606567439006</text:p>
          </table:table-cell>
          <table:table-cell table:style-name="ce51" office:value-type="float" office:value="0.049582" calcext:value-type="float">
            <text:p>0,049582</text:p>
          </table:table-cell>
          <table:table-cell table:style-name="ce50" table:formula="of:=0.200944/[.AG25]" office:value-type="float" office:value="4.05276108265096" calcext:value-type="float">
            <text:p>4,05276108265096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10229" calcext:value-type="float">
            <text:p>0,10229</text:p>
          </table:table-cell>
          <table:table-cell office:value-type="float" office:value="0.022063" calcext:value-type="float">
            <text:p>0,022063</text:p>
          </table:table-cell>
          <table:table-cell office:value-type="float" office:value="0.280505" calcext:value-type="float">
            <text:p>0,280505</text:p>
          </table:table-cell>
          <table:table-cell office:value-type="float" office:value="0.574354" calcext:value-type="float">
            <text:p>0,574354</text:p>
          </table:table-cell>
          <table:table-cell office:value-type="float" office:value="0.080532" calcext:value-type="float">
            <text:p>0,080532</text:p>
          </table:table-cell>
          <table:table-cell office:value-type="float" office:value="0.079595" calcext:value-type="float">
            <text:p>0,079595</text:p>
          </table:table-cell>
          <table:table-cell office:value-type="float" office:value="0.305913" calcext:value-type="float">
            <text:p>0,305913</text:p>
          </table:table-cell>
          <table:table-cell office:value-type="float" office:value="0.512642" calcext:value-type="float">
            <text:p>0,512642</text:p>
          </table:table-cell>
          <table:table-cell office:value-type="float" office:value="0.07493" calcext:value-type="float">
            <text:p>0,07493</text:p>
          </table:table-cell>
          <table:table-cell office:value-type="float" office:value="0.041437" calcext:value-type="float">
            <text:p>0,041437</text:p>
          </table:table-cell>
          <table:table-cell office:value-type="float" office:value="0.272838" calcext:value-type="float">
            <text:p>0,272838</text:p>
          </table:table-cell>
          <table:table-cell office:value-type="float" office:value="0.536602" calcext:value-type="float">
            <text:p>0,536602</text:p>
          </table:table-cell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41" office:value-type="float" office:value="0.07922" calcext:value-type="float">
            <text:p>0,07922</text:p>
          </table:table-cell>
          <table:table-cell table:style-name="ce43" table:formula="of:=0.080581/[.W26]" office:value-type="float" office:value="1.01718000504923" calcext:value-type="float">
            <text:p>1,01718000504923</text:p>
          </table:table-cell>
          <table:table-cell table:style-name="ce41" office:value-type="float" office:value="0.155365" calcext:value-type="float">
            <text:p>0,155365</text:p>
          </table:table-cell>
          <table:table-cell table:style-name="ce43" table:formula="of:=0.158063/[.Y26]" office:value-type="float" office:value="1.01736555852348" calcext:value-type="float">
            <text:p>1,01736555852348</text:p>
          </table:table-cell>
          <table:table-cell table:style-name="ce46" office:value-type="float" office:value="0.044485" calcext:value-type="float">
            <text:p>0,044485</text:p>
          </table:table-cell>
          <table:table-cell table:style-name="ce47" table:formula="of:=0.074943/[.AA26]" office:value-type="float" office:value="1.68468022929077" calcext:value-type="float">
            <text:p>1,68468022929077</text:p>
          </table:table-cell>
          <table:table-cell table:style-name="ce46" office:value-type="float" office:value="0.082512" calcext:value-type="float">
            <text:p>0,082512</text:p>
          </table:table-cell>
          <table:table-cell table:style-name="ce47" table:formula="of:=0.143056/[.AC26]" office:value-type="float" office:value="1.73375993794842" calcext:value-type="float">
            <text:p>1,73375993794842</text:p>
          </table:table-cell>
          <table:table-cell table:style-name="ce51" office:value-type="float" office:value="0.023755" calcext:value-type="float">
            <text:p>0,023755</text:p>
          </table:table-cell>
          <table:table-cell table:style-name="ce50" table:formula="of:=0.102084/[.AE26]" office:value-type="float" office:value="4.29736897495264" calcext:value-type="float">
            <text:p>4,29736897495264</text:p>
          </table:table-cell>
          <table:table-cell table:style-name="ce51" office:value-type="float" office:value="0.038566" calcext:value-type="float">
            <text:p>0,038566</text:p>
          </table:table-cell>
          <table:table-cell table:style-name="ce50" table:formula="of:=0.200944/[.AG26]" office:value-type="float" office:value="5.21039257376964" calcext:value-type="float">
            <text:p>5,21039257376964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102123" calcext:value-type="float">
            <text:p>0,102123</text:p>
          </table:table-cell>
          <table:table-cell office:value-type="float" office:value="0.020439" calcext:value-type="float">
            <text:p>0,020439</text:p>
          </table:table-cell>
          <table:table-cell office:value-type="float" office:value="0.289072" calcext:value-type="float">
            <text:p>0,289072</text:p>
          </table:table-cell>
          <table:table-cell office:value-type="float" office:value="0.544115" calcext:value-type="float">
            <text:p>0,544115</text:p>
          </table:table-cell>
          <table:table-cell office:value-type="float" office:value="0.080573" calcext:value-type="float">
            <text:p>0,080573</text:p>
          </table:table-cell>
          <table:table-cell office:value-type="float" office:value="0.07901" calcext:value-type="float">
            <text:p>0,07901</text:p>
          </table:table-cell>
          <table:table-cell office:value-type="float" office:value="0.318413" calcext:value-type="float">
            <text:p>0,318413</text:p>
          </table:table-cell>
          <table:table-cell office:value-type="float" office:value="0.551852" calcext:value-type="float">
            <text:p>0,551852</text:p>
          </table:table-cell>
          <table:table-cell office:value-type="float" office:value="0.074928" calcext:value-type="float">
            <text:p>0,074928</text:p>
          </table:table-cell>
          <table:table-cell office:value-type="float" office:value="0.040733" calcext:value-type="float">
            <text:p>0,040733</text:p>
          </table:table-cell>
          <table:table-cell office:value-type="float" office:value="0.308575" calcext:value-type="float">
            <text:p>0,308575</text:p>
          </table:table-cell>
          <table:table-cell office:value-type="float" office:value="0.529877" calcext:value-type="float">
            <text:p>0,529877</text:p>
          </table:table-cell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41" office:value-type="float" office:value="0.07913" calcext:value-type="float">
            <text:p>0,07913</text:p>
          </table:table-cell>
          <table:table-cell table:style-name="ce43" table:formula="of:=0.080581/[.W27]" office:value-type="float" office:value="1.01833691393909" calcext:value-type="float">
            <text:p>1,01833691393909</text:p>
          </table:table-cell>
          <table:table-cell table:style-name="ce41" office:value-type="float" office:value="0.157834" calcext:value-type="float">
            <text:p>0,157834</text:p>
          </table:table-cell>
          <table:table-cell table:style-name="ce43" table:formula="of:=0.158063/[.Y27]" office:value-type="float" office:value="1.00145089144291" calcext:value-type="float">
            <text:p>1,00145089144291</text:p>
          </table:table-cell>
          <table:table-cell table:style-name="ce46" office:value-type="float" office:value="0.042187" calcext:value-type="float">
            <text:p>0,042187</text:p>
          </table:table-cell>
          <table:table-cell table:style-name="ce47" table:formula="of:=0.074943/[.AA27]" office:value-type="float" office:value="1.77644772086188" calcext:value-type="float">
            <text:p>1,77644772086188</text:p>
          </table:table-cell>
          <table:table-cell table:style-name="ce46" office:value-type="float" office:value="0.082624" calcext:value-type="float">
            <text:p>0,082624</text:p>
          </table:table-cell>
          <table:table-cell table:style-name="ce47" table:formula="of:=0.143056/[.AC27]" office:value-type="float" office:value="1.73140975987606" calcext:value-type="float">
            <text:p>1,73140975987606</text:p>
          </table:table-cell>
          <table:table-cell table:style-name="ce51" office:value-type="float" office:value="0.022259" calcext:value-type="float">
            <text:p>0,022259</text:p>
          </table:table-cell>
          <table:table-cell table:style-name="ce50" table:formula="of:=0.102084/[.AE27]" office:value-type="float" office:value="4.58618985578867" calcext:value-type="float">
            <text:p>4,58618985578867</text:p>
          </table:table-cell>
          <table:table-cell table:style-name="ce51" office:value-type="float" office:value="0.038964" calcext:value-type="float">
            <text:p>0,038964</text:p>
          </table:table-cell>
          <table:table-cell table:style-name="ce50" table:formula="of:=0.200944/[.AG27]" office:value-type="float" office:value="5.15717072169182" calcext:value-type="float">
            <text:p>5,15717072169182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10218" calcext:value-type="float">
            <text:p>0,10218</text:p>
          </table:table-cell>
          <table:table-cell office:value-type="float" office:value="0.019115" calcext:value-type="float">
            <text:p>0,019115</text:p>
          </table:table-cell>
          <table:table-cell office:value-type="float" office:value="0.303435" calcext:value-type="float">
            <text:p>0,303435</text:p>
          </table:table-cell>
          <table:table-cell office:value-type="float" office:value="0.584233" calcext:value-type="float">
            <text:p>0,584233</text:p>
          </table:table-cell>
          <table:table-cell office:value-type="float" office:value="0.080579" calcext:value-type="float">
            <text:p>0,080579</text:p>
          </table:table-cell>
          <table:table-cell office:value-type="float" office:value="0.079064" calcext:value-type="float">
            <text:p>0,079064</text:p>
          </table:table-cell>
          <table:table-cell office:value-type="float" office:value="0.332692" calcext:value-type="float">
            <text:p>0,332692</text:p>
          </table:table-cell>
          <table:table-cell office:value-type="float" office:value="0.589239" calcext:value-type="float">
            <text:p>0,589239</text:p>
          </table:table-cell>
          <table:table-cell office:value-type="float" office:value="0.074912" calcext:value-type="float">
            <text:p>0,074912</text:p>
          </table:table-cell>
          <table:table-cell office:value-type="float" office:value="0.041803" calcext:value-type="float">
            <text:p>0,041803</text:p>
          </table:table-cell>
          <table:table-cell office:value-type="float" office:value="0.357291" calcext:value-type="float">
            <text:p>0,357291</text:p>
          </table:table-cell>
          <table:table-cell office:value-type="float" office:value="0.566818" calcext:value-type="float">
            <text:p>0,566818</text:p>
          </table:table-cell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41" office:value-type="float" office:value="0.079595" calcext:value-type="float">
            <text:p>0,079595</text:p>
          </table:table-cell>
          <table:table-cell table:style-name="ce43" table:formula="of:=0.080581/[.W28]" office:value-type="float" office:value="1.01238771279603" calcext:value-type="float">
            <text:p>1,01238771279603</text:p>
          </table:table-cell>
          <table:table-cell table:style-name="ce41" office:value-type="float" office:value="0.155368" calcext:value-type="float">
            <text:p>0,155368</text:p>
          </table:table-cell>
          <table:table-cell table:style-name="ce43" table:formula="of:=0.158063/[.Y28]" office:value-type="float" office:value="1.01734591421657" calcext:value-type="float">
            <text:p>1,01734591421657</text:p>
          </table:table-cell>
          <table:table-cell table:style-name="ce46" office:value-type="float" office:value="0.041437" calcext:value-type="float">
            <text:p>0,041437</text:p>
          </table:table-cell>
          <table:table-cell table:style-name="ce47" table:formula="of:=0.074943/[.AA28]" office:value-type="float" office:value="1.80860100876029" calcext:value-type="float">
            <text:p>1,80860100876029</text:p>
          </table:table-cell>
          <table:table-cell table:style-name="ce46" office:value-type="float" office:value="0.08016" calcext:value-type="float">
            <text:p>0,08016</text:p>
          </table:table-cell>
          <table:table-cell table:style-name="ce47" table:formula="of:=0.143056/[.AC28]" office:value-type="float" office:value="1.78463073852295" calcext:value-type="float">
            <text:p>1,78463073852295</text:p>
          </table:table-cell>
          <table:table-cell table:style-name="ce51" office:value-type="float" office:value="0.022063" calcext:value-type="float">
            <text:p>0,022063</text:p>
          </table:table-cell>
          <table:table-cell table:style-name="ce50" table:formula="of:=0.102084/[.AE28]" office:value-type="float" office:value="4.62693196754748" calcext:value-type="float">
            <text:p>4,62693196754748</text:p>
          </table:table-cell>
          <table:table-cell table:style-name="ce51" office:value-type="float" office:value="0.039058" calcext:value-type="float">
            <text:p>0,039058</text:p>
          </table:table-cell>
          <table:table-cell table:style-name="ce50" table:formula="of:=0.200944/[.AG28]" office:value-type="float" office:value="5.14475907624558" calcext:value-type="float">
            <text:p>5,14475907624558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10214" calcext:value-type="float">
            <text:p>0,10214</text:p>
          </table:table-cell>
          <table:table-cell office:value-type="float" office:value="0.019372" calcext:value-type="float">
            <text:p>0,019372</text:p>
          </table:table-cell>
          <table:table-cell office:value-type="float" office:value="0.317952" calcext:value-type="float">
            <text:p>0,317952</text:p>
          </table:table-cell>
          <table:table-cell office:value-type="float" office:value="0.632277" calcext:value-type="float">
            <text:p>0,632277</text:p>
          </table:table-cell>
          <table:table-cell office:value-type="float" office:value="0.080564" calcext:value-type="float">
            <text:p>0,080564</text:p>
          </table:table-cell>
          <table:table-cell office:value-type="float" office:value="0.079043" calcext:value-type="float">
            <text:p>0,079043</text:p>
          </table:table-cell>
          <table:table-cell office:value-type="float" office:value="0.356262" calcext:value-type="float">
            <text:p>0,356262</text:p>
          </table:table-cell>
          <table:table-cell office:value-type="float" office:value="0.620168" calcext:value-type="float">
            <text:p>0,620168</text:p>
          </table:table-cell>
          <table:table-cell office:value-type="float" office:value="0.074939" calcext:value-type="float">
            <text:p>0,074939</text:p>
          </table:table-cell>
          <table:table-cell office:value-type="float" office:value="0.041452" calcext:value-type="float">
            <text:p>0,041452</text:p>
          </table:table-cell>
          <table:table-cell office:value-type="float" office:value="0.339731" calcext:value-type="float">
            <text:p>0,339731</text:p>
          </table:table-cell>
          <table:table-cell office:value-type="float" office:value="0.634281" calcext:value-type="float">
            <text:p>0,634281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41" office:value-type="float" office:value="0.07901" calcext:value-type="float">
            <text:p>0,07901</text:p>
          </table:table-cell>
          <table:table-cell table:style-name="ce43" table:formula="of:=0.080581/[.W29]" office:value-type="float" office:value="1.01988355904316" calcext:value-type="float">
            <text:p>1,01988355904316</text:p>
          </table:table-cell>
          <table:table-cell table:style-name="ce41" office:value-type="float" office:value="0.157725" calcext:value-type="float">
            <text:p>0,157725</text:p>
          </table:table-cell>
          <table:table-cell table:style-name="ce43" table:formula="of:=0.158063/[.Y29]" office:value-type="float" office:value="1.0021429703598" calcext:value-type="float">
            <text:p>1,0021429703598</text:p>
          </table:table-cell>
          <table:table-cell table:style-name="ce46" office:value-type="float" office:value="0.040733" calcext:value-type="float">
            <text:p>0,040733</text:p>
          </table:table-cell>
          <table:table-cell table:style-name="ce47" table:formula="of:=0.074943/[.AA29]" office:value-type="float" office:value="1.83985957331893" calcext:value-type="float">
            <text:p>1,83985957331893</text:p>
          </table:table-cell>
          <table:table-cell table:style-name="ce46" office:value-type="float" office:value="0.080807" calcext:value-type="float">
            <text:p>0,080807</text:p>
          </table:table-cell>
          <table:table-cell table:style-name="ce47" table:formula="of:=0.143056/[.AC29]" office:value-type="float" office:value="1.77034167831995" calcext:value-type="float">
            <text:p>1,77034167831995</text:p>
          </table:table-cell>
          <table:table-cell table:style-name="ce51" office:value-type="float" office:value="0.020439" calcext:value-type="float">
            <text:p>0,020439</text:p>
          </table:table-cell>
          <table:table-cell table:style-name="ce50" table:formula="of:=0.102084/[.AE29]" office:value-type="float" office:value="4.99456920592984" calcext:value-type="float">
            <text:p>4,99456920592984</text:p>
          </table:table-cell>
          <table:table-cell table:style-name="ce51" office:value-type="float" office:value="0.039372" calcext:value-type="float">
            <text:p>0,039372</text:p>
          </table:table-cell>
          <table:table-cell table:style-name="ce50" table:formula="of:=0.200944/[.AG29]" office:value-type="float" office:value="5.10372853804734" calcext:value-type="float">
            <text:p>5,10372853804734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.102216" calcext:value-type="float">
            <text:p>0,102216</text:p>
          </table:table-cell>
          <table:table-cell office:value-type="float" office:value="0.021103" calcext:value-type="float">
            <text:p>0,021103</text:p>
          </table:table-cell>
          <table:table-cell office:value-type="float" office:value="0.656749" calcext:value-type="float">
            <text:p>0,656749</text:p>
          </table:table-cell>
          <table:table-cell office:value-type="float" office:value="1.277834" calcext:value-type="float">
            <text:p>1,277834</text:p>
          </table:table-cell>
          <table:table-cell office:value-type="float" office:value="0.080587" calcext:value-type="float">
            <text:p>0,080587</text:p>
          </table:table-cell>
          <table:table-cell office:value-type="float" office:value="0.080435" calcext:value-type="float">
            <text:p>0,080435</text:p>
          </table:table-cell>
          <table:table-cell office:value-type="float" office:value="0.646215" calcext:value-type="float">
            <text:p>0,646215</text:p>
          </table:table-cell>
          <table:table-cell office:value-type="float" office:value="1.163651" calcext:value-type="float">
            <text:p>1,163651</text:p>
          </table:table-cell>
          <table:table-cell office:value-type="float" office:value="0.07495" calcext:value-type="float">
            <text:p>0,07495</text:p>
          </table:table-cell>
          <table:table-cell office:value-type="float" office:value="0.041311" calcext:value-type="float">
            <text:p>0,041311</text:p>
          </table:table-cell>
          <table:table-cell office:value-type="float" office:value="0.652203" calcext:value-type="float">
            <text:p>0,652203</text:p>
          </table:table-cell>
          <table:table-cell office:value-type="float" office:value="1.208436" calcext:value-type="float">
            <text:p>1,208436</text:p>
          </table:table-cell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41" office:value-type="float" office:value="0.079064" calcext:value-type="float">
            <text:p>0,079064</text:p>
          </table:table-cell>
          <table:table-cell table:style-name="ce43" table:formula="of:=0.080581/[.W30]" office:value-type="float" office:value="1.01918698775675" calcext:value-type="float">
            <text:p>1,01918698775675</text:p>
          </table:table-cell>
          <table:table-cell table:style-name="ce41" office:value-type="float" office:value="0.155952" calcext:value-type="float">
            <text:p>0,155952</text:p>
          </table:table-cell>
          <table:table-cell table:style-name="ce43" table:formula="of:=0.158063/[.Y30]" office:value-type="float" office:value="1.01353621627167" calcext:value-type="float">
            <text:p>1,01353621627167</text:p>
          </table:table-cell>
          <table:table-cell table:style-name="ce46" office:value-type="float" office:value="0.041803" calcext:value-type="float">
            <text:p>0,041803</text:p>
          </table:table-cell>
          <table:table-cell table:style-name="ce47" table:formula="of:=0.074943/[.AA30]" office:value-type="float" office:value="1.79276606942086" calcext:value-type="float">
            <text:p>1,79276606942086</text:p>
          </table:table-cell>
          <table:table-cell table:style-name="ce46" office:value-type="float" office:value="0.082796" calcext:value-type="float">
            <text:p>0,082796</text:p>
          </table:table-cell>
          <table:table-cell table:style-name="ce47" table:formula="of:=0.143056/[.AC30]" office:value-type="float" office:value="1.72781293782308" calcext:value-type="float">
            <text:p>1,72781293782308</text:p>
          </table:table-cell>
          <table:table-cell table:style-name="ce51" office:value-type="float" office:value="0.019115" calcext:value-type="float">
            <text:p>0,019115</text:p>
          </table:table-cell>
          <table:table-cell table:style-name="ce50" table:formula="of:=0.102084/[.AE30]" office:value-type="float" office:value="5.34051791786555" calcext:value-type="float">
            <text:p>5,34051791786555</text:p>
          </table:table-cell>
          <table:table-cell table:style-name="ce51" office:value-type="float" office:value="0.037991" calcext:value-type="float">
            <text:p>0,037991</text:p>
          </table:table-cell>
          <table:table-cell table:style-name="ce50" table:formula="of:=0.200944/[.AG30]" office:value-type="float" office:value="5.28925271774894" calcext:value-type="float">
            <text:p>5,289252717748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 T(p)</text:p>
          </table:table-cell>
          <table:table-cell table:style-name="ce7" table:formula="of:=AVERAGE([.F14:.F30])" office:value-type="float" office:value="0.102295882352941" calcext:value-type="float">
            <text:p>0,102295882352941</text:p>
          </table:table-cell>
          <table:table-cell table:style-name="ce7" table:formula="of:=AVERAGE([.G14:.G30])" office:value-type="float" office:value="0.0298708235294118" calcext:value-type="float">
            <text:p>0,029870823529412</text:p>
          </table:table-cell>
          <table:table-cell table:style-name="ce7" table:formula="of:=AVERAGE([.H14:.H30])" office:value-type="float" office:value="0.183447823529412" calcext:value-type="float">
            <text:p>0,183447823529412</text:p>
          </table:table-cell>
          <table:table-cell table:style-name="ce7" table:formula="of:=AVERAGE([.I14:.I30])" office:value-type="float" office:value="0.337351705882353" calcext:value-type="float">
            <text:p>0,337351705882353</text:p>
          </table:table-cell>
          <table:table-cell table:style-name="ce11" table:formula="of:=AVERAGE([.J14:.J30])" office:value-type="float" office:value="0.0811444117647059" calcext:value-type="float">
            <text:p>0,081144411764706</text:p>
          </table:table-cell>
          <table:table-cell table:style-name="ce11" table:formula="of:=AVERAGE([.K14:.K30])" office:value-type="float" office:value="0.0794872352941177" calcext:value-type="float">
            <text:p>0,079487235294118</text:p>
          </table:table-cell>
          <table:table-cell table:style-name="ce11" table:formula="of:=AVERAGE([.L14:.L30])" office:value-type="float" office:value="0.244526352941176" calcext:value-type="float">
            <text:p>0,244526352941176</text:p>
          </table:table-cell>
          <table:table-cell table:style-name="ce11" table:formula="of:=AVERAGE([.M14:.M30])" office:value-type="float" office:value="0.400745882352941" calcext:value-type="float">
            <text:p>0,400745882352941</text:p>
          </table:table-cell>
          <table:table-cell table:style-name="ce15" table:formula="of:=AVERAGE([.N14:.N30])" office:value-type="float" office:value="0.0762046470588235" calcext:value-type="float">
            <text:p>0,076204647058824</text:p>
          </table:table-cell>
          <table:table-cell table:style-name="ce15" table:formula="of:=AVERAGE([.O14:.O30])" office:value-type="float" office:value="0.0442200588235294" calcext:value-type="float">
            <text:p>0,044220058823529</text:p>
          </table:table-cell>
          <table:table-cell table:style-name="ce15" table:formula="of:=AVERAGE([.P14:.P30])" office:value-type="float" office:value="0.216210058823529" calcext:value-type="float">
            <text:p>0,216210058823529</text:p>
          </table:table-cell>
          <table:table-cell table:style-name="ce15" table:formula="of:=AVERAGE([.Q14:.Q30])" office:value-type="float" office:value="0.382295058823529" calcext:value-type="float">
            <text:p>0,382295058823529</text:p>
          </table:table-cell>
          <table:table-cell table:number-columns-repeated="4"/>
          <table:table-cell table:style-name="ce3" office:value-type="float" office:value="16" calcext:value-type="float">
            <text:p>16</text:p>
          </table:table-cell>
          <table:table-cell table:style-name="ce41" office:value-type="float" office:value="0.079043" calcext:value-type="float">
            <text:p>0,079043</text:p>
          </table:table-cell>
          <table:table-cell table:style-name="ce43" table:formula="of:=0.080581/[.W31]" office:value-type="float" office:value="1.01945776349582" calcext:value-type="float">
            <text:p>1,01945776349582</text:p>
          </table:table-cell>
          <table:table-cell table:style-name="ce41" office:value-type="float" office:value="0.154825" calcext:value-type="float">
            <text:p>0,154825</text:p>
          </table:table-cell>
          <table:table-cell table:style-name="ce43" table:formula="of:=0.158063/[.Y31]" office:value-type="float" office:value="1.020913935088" calcext:value-type="float">
            <text:p>1,020913935088</text:p>
          </table:table-cell>
          <table:table-cell table:style-name="ce46" office:value-type="float" office:value="0.041452" calcext:value-type="float">
            <text:p>0,041452</text:p>
          </table:table-cell>
          <table:table-cell table:style-name="ce47" table:formula="of:=0.074943/[.AA31]" office:value-type="float" office:value="1.80794654057705" calcext:value-type="float">
            <text:p>1,80794654057705</text:p>
          </table:table-cell>
          <table:table-cell table:style-name="ce46" office:value-type="float" office:value="0.081257" calcext:value-type="float">
            <text:p>0,081257</text:p>
          </table:table-cell>
          <table:table-cell table:style-name="ce47" table:formula="of:=0.143056/[.AC31]" office:value-type="float" office:value="1.76053755368768" calcext:value-type="float">
            <text:p>1,76053755368768</text:p>
          </table:table-cell>
          <table:table-cell table:style-name="ce51" office:value-type="float" office:value="0.019372" calcext:value-type="float">
            <text:p>0,019372</text:p>
          </table:table-cell>
          <table:table-cell table:style-name="ce50" table:formula="of:=0.102084/[.AE31]" office:value-type="float" office:value="5.26966756142887" calcext:value-type="float">
            <text:p>5,26966756142887</text:p>
          </table:table-cell>
          <table:table-cell table:style-name="ce51" office:value-type="float" office:value="0.04424" calcext:value-type="float">
            <text:p>0,04424</text:p>
          </table:table-cell>
          <table:table-cell table:style-name="ce50" table:formula="of:=0.200944/[.AG31]" office:value-type="float" office:value="4.54213381555154" calcext:value-type="float">
            <text:p>4,54213381555154</text:p>
          </table:table-cell>
        </table:table-row>
        <table:table-row table:style-name="ro1">
          <table:table-cell table:number-columns-repeated="4"/>
          <table:table-cell table:style-name="Default" table:number-columns-repeated="13"/>
          <table:table-cell table:number-columns-repeated="4"/>
          <table:table-cell table:style-name="ce3" office:value-type="float" office:value="32" calcext:value-type="float">
            <text:p>32</text:p>
          </table:table-cell>
          <table:table-cell table:style-name="ce41" office:value-type="float" office:value="0.080435" calcext:value-type="float">
            <text:p>0,080435</text:p>
          </table:table-cell>
          <table:table-cell table:style-name="ce43" table:formula="of:=0.080581/[.W32]" office:value-type="float" office:value="1.00181513022938" calcext:value-type="float">
            <text:p>1,00181513022938</text:p>
          </table:table-cell>
          <table:table-cell table:style-name="ce41" office:value-type="float" office:value="0.15585" calcext:value-type="float">
            <text:p>0,15585</text:p>
          </table:table-cell>
          <table:table-cell table:style-name="ce43" table:formula="of:=0.158063/[.Y32]" office:value-type="float" office:value="1.01419955085018" calcext:value-type="float">
            <text:p>1,01419955085018</text:p>
          </table:table-cell>
          <table:table-cell table:style-name="ce46" office:value-type="float" office:value="0.041311" calcext:value-type="float">
            <text:p>0,041311</text:p>
          </table:table-cell>
          <table:table-cell table:style-name="ce47" table:formula="of:=0.074943/[.AA32]" office:value-type="float" office:value="1.8141173053182" calcext:value-type="float">
            <text:p>1,8141173053182</text:p>
          </table:table-cell>
          <table:table-cell table:style-name="ce46" office:value-type="float" office:value="0.08219" calcext:value-type="float">
            <text:p>0,08219</text:p>
          </table:table-cell>
          <table:table-cell table:style-name="ce47" table:formula="of:=0.143056/[.AC32]" office:value-type="float" office:value="1.74055237863487" calcext:value-type="float">
            <text:p>1,74055237863487</text:p>
          </table:table-cell>
          <table:table-cell table:style-name="ce51" office:value-type="float" office:value="0.021103" calcext:value-type="float">
            <text:p>0,021103</text:p>
          </table:table-cell>
          <table:table-cell table:style-name="ce50" table:formula="of:=0.102084/[.AE32]" office:value-type="float" office:value="4.83741648106904" calcext:value-type="float">
            <text:p>4,83741648106904</text:p>
          </table:table-cell>
          <table:table-cell table:style-name="ce51" office:value-type="float" office:value="0.041409" calcext:value-type="float">
            <text:p>0,041409</text:p>
          </table:table-cell>
          <table:table-cell table:style-name="ce50" table:formula="of:=0.200944/[.AG32]" office:value-type="float" office:value="4.85266487961554" calcext:value-type="float">
            <text:p>4,85266487961554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13"/>
          <table:table-cell table:number-columns-repeated="4"/>
          <table:table-cell table:style-name="ce17" table:number-columns-repeated="2"/>
          <table:table-cell table:number-columns-repeated="11"/>
        </table:table-row>
        <table:table-row table:style-name="ro1" table:number-rows-repeated="6">
          <table:table-cell table:number-columns-repeated="4"/>
          <table:table-cell table:style-name="Default" table:number-columns-repeated="13"/>
          <table:table-cell table:number-columns-repeated="17"/>
        </table:table-row>
        <table:table-row table:style-name="ro1">
          <table:table-cell table:number-columns-repeated="4"/>
          <table:table-cell table:style-name="ce19" office:value-type="string" calcext:value-type="string">
            <text:p>NÚMERO DE DATOS: 10500</text:p>
          </table:table-cell>
          <table:table-cell table:style-name="ce23" table:number-columns-repeated="2"/>
          <table:table-cell table:style-name="Default" table:number-columns-repeated="10"/>
          <table:table-cell table:number-columns-repeated="17"/>
        </table:table-row>
        <table:table-row table:style-name="ro1">
          <table:table-cell table:number-columns-repeated="4"/>
          <table:table-cell table:style-name="ce1" office:value-type="string" calcext:value-type="string">
            <text:p>THREAD/BIN</text:p>
          </table:table-cell>
          <table:table-cell table:style-name="ce4"/>
          <table:table-cell table:style-name="ce4" office:value-type="string" calcext:value-type="string">
            <text:p>PC</text:p>
          </table:table-cell>
          <table:table-cell table:style-name="ce4" table:number-columns-repeated="2"/>
          <table:table-cell table:style-name="ce8"/>
          <table:table-cell table:style-name="ce8" office:value-type="string" calcext:value-type="string">
            <text:p>ATCGRID</text:p>
          </table:table-cell>
          <table:table-cell table:style-name="ce8" table:number-columns-repeated="2"/>
          <table:table-cell table:style-name="ce12"/>
          <table:table-cell table:style-name="ce12" office:value-type="string" calcext:value-type="string">
            <text:p>ATCGRID4</text:p>
          </table:table-cell>
          <table:table-cell table:style-name="ce16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2"/>
          <table:table-cell table:style-name="ce5" office:value-type="string" calcext:value-type="string">
            <text:p>SECUENCIAL</text:p>
          </table:table-cell>
          <table:table-cell table:style-name="ce5" office:value-type="string" calcext:value-type="string">
            <text:p>OMP-A</text:p>
          </table:table-cell>
          <table:table-cell table:style-name="ce5" office:value-type="string" calcext:value-type="string">
            <text:p>OMP-B</text:p>
          </table:table-cell>
          <table:table-cell table:style-name="ce5" office:value-type="string" calcext:value-type="string">
            <text:p>REDUCTION</text:p>
          </table:table-cell>
          <table:table-cell table:style-name="ce9" office:value-type="string" calcext:value-type="string">
            <text:p>SECUENCIAL</text:p>
          </table:table-cell>
          <table:table-cell table:style-name="ce9" office:value-type="string" calcext:value-type="string">
            <text:p>OMP-A</text:p>
          </table:table-cell>
          <table:table-cell table:style-name="ce9" office:value-type="string" calcext:value-type="string">
            <text:p>OMP-B</text:p>
          </table:table-cell>
          <table:table-cell table:style-name="ce9" office:value-type="string" calcext:value-type="string">
            <text:p>REDUCTION</text:p>
          </table:table-cell>
          <table:table-cell table:style-name="ce13" office:value-type="string" calcext:value-type="string">
            <text:p>SECUENCIAL</text:p>
          </table:table-cell>
          <table:table-cell table:style-name="ce13" office:value-type="string" calcext:value-type="string">
            <text:p>OMP-A</text:p>
          </table:table-cell>
          <table:table-cell table:style-name="ce13" office:value-type="string" calcext:value-type="string">
            <text:p>OMP-B</text:p>
          </table:table-cell>
          <table:table-cell table:style-name="ce13" office:value-type="string" calcext:value-type="string">
            <text:p>REDUCTION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00944" calcext:value-type="float">
            <text:p>0,200944</text:p>
          </table:table-cell>
          <table:table-cell office:value-type="float" office:value="0.210802" calcext:value-type="float">
            <text:p>0,210802</text:p>
          </table:table-cell>
          <table:table-cell office:value-type="float" office:value="0.208588" calcext:value-type="float">
            <text:p>0,208588</text:p>
          </table:table-cell>
          <table:table-cell office:value-type="float" office:value="0.214674" calcext:value-type="float">
            <text:p>0,214674</text:p>
          </table:table-cell>
          <table:table-cell office:value-type="float" office:value="0.158063" calcext:value-type="float">
            <text:p>0,158063</text:p>
          </table:table-cell>
          <table:table-cell office:value-type="float" office:value="0.16111" calcext:value-type="float">
            <text:p>0,16111</text:p>
          </table:table-cell>
          <table:table-cell office:value-type="float" office:value="0.164022" calcext:value-type="float">
            <text:p>0,164022</text:p>
          </table:table-cell>
          <table:table-cell office:value-type="float" office:value="0.16973" calcext:value-type="float">
            <text:p>0,16973</text:p>
          </table:table-cell>
          <table:table-cell office:value-type="float" office:value="0.143056" calcext:value-type="float">
            <text:p>0,143056</text:p>
          </table:table-cell>
          <table:table-cell office:value-type="float" office:value="0.147735" calcext:value-type="float">
            <text:p>0,147735</text:p>
          </table:table-cell>
          <table:table-cell office:value-type="float" office:value="0.148029" calcext:value-type="float">
            <text:p>0,148029</text:p>
          </table:table-cell>
          <table:table-cell office:value-type="float" office:value="0.151679" calcext:value-type="float">
            <text:p>0,151679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200791" calcext:value-type="float">
            <text:p>0,200791</text:p>
          </table:table-cell>
          <table:table-cell office:value-type="float" office:value="0.105575" calcext:value-type="float">
            <text:p>0,105575</text:p>
          </table:table-cell>
          <table:table-cell office:value-type="float" office:value="0.109014" calcext:value-type="float">
            <text:p>0,109014</text:p>
          </table:table-cell>
          <table:table-cell office:value-type="float" office:value="0.115963" calcext:value-type="float">
            <text:p>0,115963</text:p>
          </table:table-cell>
          <table:table-cell office:value-type="float" office:value="0.158478" calcext:value-type="float">
            <text:p>0,158478</text:p>
          </table:table-cell>
          <table:table-cell office:value-type="float" office:value="0.155639" calcext:value-type="float">
            <text:p>0,155639</text:p>
          </table:table-cell>
          <table:table-cell office:value-type="float" office:value="0.152673" calcext:value-type="float">
            <text:p>0,152673</text:p>
          </table:table-cell>
          <table:table-cell office:value-type="float" office:value="0.15982" calcext:value-type="float">
            <text:p>0,15982</text:p>
          </table:table-cell>
          <table:table-cell office:value-type="float" office:value="0.143916" calcext:value-type="float">
            <text:p>0,143916</text:p>
          </table:table-cell>
          <table:table-cell office:value-type="float" office:value="0.082225" calcext:value-type="float">
            <text:p>0,082225</text:p>
          </table:table-cell>
          <table:table-cell office:value-type="float" office:value="0.085755" calcext:value-type="float">
            <text:p>0,085755</text:p>
          </table:table-cell>
          <table:table-cell office:value-type="float" office:value="0.090663" calcext:value-type="float">
            <text:p>0,090663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01142" calcext:value-type="float">
            <text:p>0,201142</text:p>
          </table:table-cell>
          <table:table-cell office:value-type="float" office:value="0.070242" calcext:value-type="float">
            <text:p>0,070242</text:p>
          </table:table-cell>
          <table:table-cell office:value-type="float" office:value="0.075313" calcext:value-type="float">
            <text:p>0,075313</text:p>
          </table:table-cell>
          <table:table-cell office:value-type="float" office:value="0.082628" calcext:value-type="float">
            <text:p>0,082628</text:p>
          </table:table-cell>
          <table:table-cell office:value-type="float" office:value="0.158103" calcext:value-type="float">
            <text:p>0,158103</text:p>
          </table:table-cell>
          <table:table-cell office:value-type="float" office:value="0.154379" calcext:value-type="float">
            <text:p>0,154379</text:p>
          </table:table-cell>
          <table:table-cell office:value-type="float" office:value="0.262552" calcext:value-type="float">
            <text:p>0,262552</text:p>
          </table:table-cell>
          <table:table-cell office:value-type="float" office:value="0.323216" calcext:value-type="float">
            <text:p>0,323216</text:p>
          </table:table-cell>
          <table:table-cell office:value-type="float" office:value="0.143441" calcext:value-type="float">
            <text:p>0,143441</text:p>
          </table:table-cell>
          <table:table-cell office:value-type="float" office:value="0.084103" calcext:value-type="float">
            <text:p>0,084103</text:p>
          </table:table-cell>
          <table:table-cell office:value-type="float" office:value="0.166005" calcext:value-type="float">
            <text:p>0,166005</text:p>
          </table:table-cell>
          <table:table-cell office:value-type="float" office:value="0.224787" calcext:value-type="float">
            <text:p>0,224787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200807" calcext:value-type="float">
            <text:p>0,200807</text:p>
          </table:table-cell>
          <table:table-cell office:value-type="float" office:value="0.053288" calcext:value-type="float">
            <text:p>0,053288</text:p>
          </table:table-cell>
          <table:table-cell office:value-type="float" office:value="0.06054" calcext:value-type="float">
            <text:p>0,06054</text:p>
          </table:table-cell>
          <table:table-cell office:value-type="float" office:value="0.066501" calcext:value-type="float">
            <text:p>0,066501</text:p>
          </table:table-cell>
          <table:table-cell office:value-type="float" office:value="0.160434" calcext:value-type="float">
            <text:p>0,160434</text:p>
          </table:table-cell>
          <table:table-cell office:value-type="float" office:value="0.156776" calcext:value-type="float">
            <text:p>0,156776</text:p>
          </table:table-cell>
          <table:table-cell office:value-type="float" office:value="0.257252" calcext:value-type="float">
            <text:p>0,257252</text:p>
          </table:table-cell>
          <table:table-cell office:value-type="float" office:value="0.339136" calcext:value-type="float">
            <text:p>0,339136</text:p>
          </table:table-cell>
          <table:table-cell office:value-type="float" office:value="0.146578" calcext:value-type="float">
            <text:p>0,146578</text:p>
          </table:table-cell>
          <table:table-cell office:value-type="float" office:value="0.085682" calcext:value-type="float">
            <text:p>0,085682</text:p>
          </table:table-cell>
          <table:table-cell office:value-type="float" office:value="0.14157" calcext:value-type="float">
            <text:p>0,14157</text:p>
          </table:table-cell>
          <table:table-cell office:value-type="float" office:value="0.204984" calcext:value-type="float">
            <text:p>0,20498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200805" calcext:value-type="float">
            <text:p>0,200805</text:p>
          </table:table-cell>
          <table:table-cell office:value-type="float" office:value="0.045729" calcext:value-type="float">
            <text:p>0,045729</text:p>
          </table:table-cell>
          <table:table-cell office:value-type="float" office:value="0.053628" calcext:value-type="float">
            <text:p>0,053628</text:p>
          </table:table-cell>
          <table:table-cell office:value-type="float" office:value="0.061113" calcext:value-type="float">
            <text:p>0,061113</text:p>
          </table:table-cell>
          <table:table-cell office:value-type="float" office:value="0.167486" calcext:value-type="float">
            <text:p>0,167486</text:p>
          </table:table-cell>
          <table:table-cell office:value-type="float" office:value="0.155284" calcext:value-type="float">
            <text:p>0,155284</text:p>
          </table:table-cell>
          <table:table-cell office:value-type="float" office:value="0.271677" calcext:value-type="float">
            <text:p>0,271677</text:p>
          </table:table-cell>
          <table:table-cell office:value-type="float" office:value="0.431139" calcext:value-type="float">
            <text:p>0,431139</text:p>
          </table:table-cell>
          <table:table-cell office:value-type="float" office:value="0.144641" calcext:value-type="float">
            <text:p>0,144641</text:p>
          </table:table-cell>
          <table:table-cell office:value-type="float" office:value="0.082453" calcext:value-type="float">
            <text:p>0,082453</text:p>
          </table:table-cell>
          <table:table-cell office:value-type="float" office:value="0.204365" calcext:value-type="float">
            <text:p>0,204365</text:p>
          </table:table-cell>
          <table:table-cell office:value-type="float" office:value="0.314963" calcext:value-type="float">
            <text:p>0,314963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201384" calcext:value-type="float">
            <text:p>0,201384</text:p>
          </table:table-cell>
          <table:table-cell office:value-type="float" office:value="0.039836" calcext:value-type="float">
            <text:p>0,039836</text:p>
          </table:table-cell>
          <table:table-cell office:value-type="float" office:value="0.049176" calcext:value-type="float">
            <text:p>0,049176</text:p>
          </table:table-cell>
          <table:table-cell office:value-type="float" office:value="0.057982" calcext:value-type="float">
            <text:p>0,057982</text:p>
          </table:table-cell>
          <table:table-cell office:value-type="float" office:value="0.163654" calcext:value-type="float">
            <text:p>0,163654</text:p>
          </table:table-cell>
          <table:table-cell office:value-type="float" office:value="0.158617" calcext:value-type="float">
            <text:p>0,158617</text:p>
          </table:table-cell>
          <table:table-cell office:value-type="float" office:value="0.276992" calcext:value-type="float">
            <text:p>0,276992</text:p>
          </table:table-cell>
          <table:table-cell office:value-type="float" office:value="0.379277" calcext:value-type="float">
            <text:p>0,379277</text:p>
          </table:table-cell>
          <table:table-cell office:value-type="float" office:value="0.144657" calcext:value-type="float">
            <text:p>0,144657</text:p>
          </table:table-cell>
          <table:table-cell office:value-type="float" office:value="0.081024" calcext:value-type="float">
            <text:p>0,081024</text:p>
          </table:table-cell>
          <table:table-cell office:value-type="float" office:value="0.195958" calcext:value-type="float">
            <text:p>0,195958</text:p>
          </table:table-cell>
          <table:table-cell office:value-type="float" office:value="0.30208" calcext:value-type="float">
            <text:p>0,30208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200917" calcext:value-type="float">
            <text:p>0,200917</text:p>
          </table:table-cell>
          <table:table-cell office:value-type="float" office:value="0.038141" calcext:value-type="float">
            <text:p>0,038141</text:p>
          </table:table-cell>
          <table:table-cell office:value-type="float" office:value="0.048626" calcext:value-type="float">
            <text:p>0,048626</text:p>
          </table:table-cell>
          <table:table-cell office:value-type="float" office:value="0.051397" calcext:value-type="float">
            <text:p>0,051397</text:p>
          </table:table-cell>
          <table:table-cell office:value-type="float" office:value="0.158802" calcext:value-type="float">
            <text:p>0,158802</text:p>
          </table:table-cell>
          <table:table-cell office:value-type="float" office:value="0.154855" calcext:value-type="float">
            <text:p>0,154855</text:p>
          </table:table-cell>
          <table:table-cell office:value-type="float" office:value="0.323674" calcext:value-type="float">
            <text:p>0,323674</text:p>
          </table:table-cell>
          <table:table-cell office:value-type="float" office:value="0.468009" calcext:value-type="float">
            <text:p>0,468009</text:p>
          </table:table-cell>
          <table:table-cell office:value-type="float" office:value="0.143235" calcext:value-type="float">
            <text:p>0,143235</text:p>
          </table:table-cell>
          <table:table-cell office:value-type="float" office:value="0.083028" calcext:value-type="float">
            <text:p>0,083028</text:p>
          </table:table-cell>
          <table:table-cell office:value-type="float" office:value="0.245273" calcext:value-type="float">
            <text:p>0,245273</text:p>
          </table:table-cell>
          <table:table-cell office:value-type="float" office:value="0.404409" calcext:value-type="float">
            <text:p>0,404409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01081" calcext:value-type="float">
            <text:p>0,201081</text:p>
          </table:table-cell>
          <table:table-cell office:value-type="float" office:value="0.036471" calcext:value-type="float">
            <text:p>0,036471</text:p>
          </table:table-cell>
          <table:table-cell office:value-type="float" office:value="0.049513" calcext:value-type="float">
            <text:p>0,049513</text:p>
          </table:table-cell>
          <table:table-cell office:value-type="float" office:value="0.051326" calcext:value-type="float">
            <text:p>0,051326</text:p>
          </table:table-cell>
          <table:table-cell office:value-type="float" office:value="0.158077" calcext:value-type="float">
            <text:p>0,158077</text:p>
          </table:table-cell>
          <table:table-cell office:value-type="float" office:value="0.155955" calcext:value-type="float">
            <text:p>0,155955</text:p>
          </table:table-cell>
          <table:table-cell office:value-type="float" office:value="0.318377" calcext:value-type="float">
            <text:p>0,318377</text:p>
          </table:table-cell>
          <table:table-cell office:value-type="float" office:value="0.501345" calcext:value-type="float">
            <text:p>0,501345</text:p>
          </table:table-cell>
          <table:table-cell office:value-type="float" office:value="0.146543" calcext:value-type="float">
            <text:p>0,146543</text:p>
          </table:table-cell>
          <table:table-cell office:value-type="float" office:value="0.081297" calcext:value-type="float">
            <text:p>0,081297</text:p>
          </table:table-cell>
          <table:table-cell office:value-type="float" office:value="0.256132" calcext:value-type="float">
            <text:p>0,256132</text:p>
          </table:table-cell>
          <table:table-cell office:value-type="float" office:value="0.46072" calcext:value-type="float">
            <text:p>0,46072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201271" calcext:value-type="float">
            <text:p>0,201271</text:p>
          </table:table-cell>
          <table:table-cell office:value-type="float" office:value="0.044463" calcext:value-type="float">
            <text:p>0,044463</text:p>
          </table:table-cell>
          <table:table-cell office:value-type="float" office:value="0.300296" calcext:value-type="float">
            <text:p>0,300296</text:p>
          </table:table-cell>
          <table:table-cell office:value-type="float" office:value="0.554817" calcext:value-type="float">
            <text:p>0,554817</text:p>
          </table:table-cell>
          <table:table-cell office:value-type="float" office:value="0.158025" calcext:value-type="float">
            <text:p>0,158025</text:p>
          </table:table-cell>
          <table:table-cell office:value-type="float" office:value="0.156455" calcext:value-type="float">
            <text:p>0,156455</text:p>
          </table:table-cell>
          <table:table-cell office:value-type="float" office:value="0.36282" calcext:value-type="float">
            <text:p>0,36282</text:p>
          </table:table-cell>
          <table:table-cell office:value-type="float" office:value="0.566705" calcext:value-type="float">
            <text:p>0,566705</text:p>
          </table:table-cell>
          <table:table-cell office:value-type="float" office:value="0.147203" calcext:value-type="float">
            <text:p>0,147203</text:p>
          </table:table-cell>
          <table:table-cell office:value-type="float" office:value="0.083366" calcext:value-type="float">
            <text:p>0,083366</text:p>
          </table:table-cell>
          <table:table-cell office:value-type="float" office:value="0.305066" calcext:value-type="float">
            <text:p>0,305066</text:p>
          </table:table-cell>
          <table:table-cell office:value-type="float" office:value="0.542994" calcext:value-type="float">
            <text:p>0,54299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201123" calcext:value-type="float">
            <text:p>0,201123</text:p>
          </table:table-cell>
          <table:table-cell office:value-type="float" office:value="0.049582" calcext:value-type="float">
            <text:p>0,049582</text:p>
          </table:table-cell>
          <table:table-cell office:value-type="float" office:value="0.321823" calcext:value-type="float">
            <text:p>0,321823</text:p>
          </table:table-cell>
          <table:table-cell office:value-type="float" office:value="0.603124" calcext:value-type="float">
            <text:p>0,603124</text:p>
          </table:table-cell>
          <table:table-cell office:value-type="float" office:value="0.158279" calcext:value-type="float">
            <text:p>0,158279</text:p>
          </table:table-cell>
          <table:table-cell office:value-type="float" office:value="0.1562" calcext:value-type="float">
            <text:p>0,1562</text:p>
          </table:table-cell>
          <table:table-cell office:value-type="float" office:value="0.382129" calcext:value-type="float">
            <text:p>0,382129</text:p>
          </table:table-cell>
          <table:table-cell office:value-type="float" office:value="0.609238" calcext:value-type="float">
            <text:p>0,609238</text:p>
          </table:table-cell>
          <table:table-cell office:value-type="float" office:value="0.1447" calcext:value-type="float">
            <text:p>0,1447</text:p>
          </table:table-cell>
          <table:table-cell office:value-type="float" office:value="0.0815" calcext:value-type="float">
            <text:p>0,0815</text:p>
          </table:table-cell>
          <table:table-cell office:value-type="float" office:value="0.307624" calcext:value-type="float">
            <text:p>0,307624</text:p>
          </table:table-cell>
          <table:table-cell office:value-type="float" office:value="0.616101" calcext:value-type="float">
            <text:p>0,61610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200832" calcext:value-type="float">
            <text:p>0,200832</text:p>
          </table:table-cell>
          <table:table-cell office:value-type="float" office:value="0.038566" calcext:value-type="float">
            <text:p>0,038566</text:p>
          </table:table-cell>
          <table:table-cell office:value-type="float" office:value="0.347929" calcext:value-type="float">
            <text:p>0,347929</text:p>
          </table:table-cell>
          <table:table-cell office:value-type="float" office:value="0.651023" calcext:value-type="float">
            <text:p>0,651023</text:p>
          </table:table-cell>
          <table:table-cell office:value-type="float" office:value="0.157958" calcext:value-type="float">
            <text:p>0,157958</text:p>
          </table:table-cell>
          <table:table-cell office:value-type="float" office:value="0.155365" calcext:value-type="float">
            <text:p>0,155365</text:p>
          </table:table-cell>
          <table:table-cell office:value-type="float" office:value="0.420774" calcext:value-type="float">
            <text:p>0,420774</text:p>
          </table:table-cell>
          <table:table-cell office:value-type="float" office:value="0.677431" calcext:value-type="float">
            <text:p>0,677431</text:p>
          </table:table-cell>
          <table:table-cell office:value-type="float" office:value="0.147063" calcext:value-type="float">
            <text:p>0,147063</text:p>
          </table:table-cell>
          <table:table-cell office:value-type="float" office:value="0.082512" calcext:value-type="float">
            <text:p>0,082512</text:p>
          </table:table-cell>
          <table:table-cell office:value-type="float" office:value="0.35747" calcext:value-type="float">
            <text:p>0,35747</text:p>
          </table:table-cell>
          <table:table-cell office:value-type="float" office:value="0.680221" calcext:value-type="float">
            <text:p>0,68022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20153" calcext:value-type="float">
            <text:p>0,20153</text:p>
          </table:table-cell>
          <table:table-cell office:value-type="float" office:value="0.038964" calcext:value-type="float">
            <text:p>0,038964</text:p>
          </table:table-cell>
          <table:table-cell office:value-type="float" office:value="0.36959" calcext:value-type="float">
            <text:p>0,36959</text:p>
          </table:table-cell>
          <table:table-cell office:value-type="float" office:value="0.695404" calcext:value-type="float">
            <text:p>0,695404</text:p>
          </table:table-cell>
          <table:table-cell office:value-type="float" office:value="0.158023" calcext:value-type="float">
            <text:p>0,158023</text:p>
          </table:table-cell>
          <table:table-cell office:value-type="float" office:value="0.157834" calcext:value-type="float">
            <text:p>0,157834</text:p>
          </table:table-cell>
          <table:table-cell office:value-type="float" office:value="0.431381" calcext:value-type="float">
            <text:p>0,431381</text:p>
          </table:table-cell>
          <table:table-cell office:value-type="float" office:value="0.714948" calcext:value-type="float">
            <text:p>0,714948</text:p>
          </table:table-cell>
          <table:table-cell office:value-type="float" office:value="0.146107" calcext:value-type="float">
            <text:p>0,146107</text:p>
          </table:table-cell>
          <table:table-cell office:value-type="float" office:value="0.082624" calcext:value-type="float">
            <text:p>0,082624</text:p>
          </table:table-cell>
          <table:table-cell office:value-type="float" office:value="0.416868" calcext:value-type="float">
            <text:p>0,416868</text:p>
          </table:table-cell>
          <table:table-cell office:value-type="float" office:value="0.714849" calcext:value-type="float">
            <text:p>0,714849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201559" calcext:value-type="float">
            <text:p>0,201559</text:p>
          </table:table-cell>
          <table:table-cell office:value-type="float" office:value="0.039058" calcext:value-type="float">
            <text:p>0,039058</text:p>
          </table:table-cell>
          <table:table-cell office:value-type="float" office:value="0.4098" calcext:value-type="float">
            <text:p>0,4098</text:p>
          </table:table-cell>
          <table:table-cell office:value-type="float" office:value="0.727792" calcext:value-type="float">
            <text:p>0,727792</text:p>
          </table:table-cell>
          <table:table-cell office:value-type="float" office:value="0.157955" calcext:value-type="float">
            <text:p>0,157955</text:p>
          </table:table-cell>
          <table:table-cell office:value-type="float" office:value="0.155368" calcext:value-type="float">
            <text:p>0,155368</text:p>
          </table:table-cell>
          <table:table-cell office:value-type="float" office:value="0.46778" calcext:value-type="float">
            <text:p>0,46778</text:p>
          </table:table-cell>
          <table:table-cell office:value-type="float" office:value="0.765095" calcext:value-type="float">
            <text:p>0,765095</text:p>
          </table:table-cell>
          <table:table-cell office:value-type="float" office:value="0.145168" calcext:value-type="float">
            <text:p>0,145168</text:p>
          </table:table-cell>
          <table:table-cell office:value-type="float" office:value="0.08016" calcext:value-type="float">
            <text:p>0,08016</text:p>
          </table:table-cell>
          <table:table-cell office:value-type="float" office:value="0.472907" calcext:value-type="float">
            <text:p>0,472907</text:p>
          </table:table-cell>
          <table:table-cell office:value-type="float" office:value="0.833246" calcext:value-type="float">
            <text:p>0,833246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200657" calcext:value-type="float">
            <text:p>0,200657</text:p>
          </table:table-cell>
          <table:table-cell office:value-type="float" office:value="0.039372" calcext:value-type="float">
            <text:p>0,039372</text:p>
          </table:table-cell>
          <table:table-cell office:value-type="float" office:value="0.405305" calcext:value-type="float">
            <text:p>0,405305</text:p>
          </table:table-cell>
          <table:table-cell office:value-type="float" office:value="0.76718" calcext:value-type="float">
            <text:p>0,76718</text:p>
          </table:table-cell>
          <table:table-cell office:value-type="float" office:value="0.158132" calcext:value-type="float">
            <text:p>0,158132</text:p>
          </table:table-cell>
          <table:table-cell office:value-type="float" office:value="0.157725" calcext:value-type="float">
            <text:p>0,157725</text:p>
          </table:table-cell>
          <table:table-cell office:value-type="float" office:value="0.482939" calcext:value-type="float">
            <text:p>0,482939</text:p>
          </table:table-cell>
          <table:table-cell office:value-type="float" office:value="0.819907" calcext:value-type="float">
            <text:p>0,819907</text:p>
          </table:table-cell>
          <table:table-cell office:value-type="float" office:value="0.147452" calcext:value-type="float">
            <text:p>0,147452</text:p>
          </table:table-cell>
          <table:table-cell office:value-type="float" office:value="0.080807" calcext:value-type="float">
            <text:p>0,080807</text:p>
          </table:table-cell>
          <table:table-cell office:value-type="float" office:value="0.466618" calcext:value-type="float">
            <text:p>0,466618</text:p>
          </table:table-cell>
          <table:table-cell office:value-type="float" office:value="0.88034" calcext:value-type="float">
            <text:p>0,8803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200607" calcext:value-type="float">
            <text:p>0,200607</text:p>
          </table:table-cell>
          <table:table-cell office:value-type="float" office:value="0.037991" calcext:value-type="float">
            <text:p>0,037991</text:p>
          </table:table-cell>
          <table:table-cell office:value-type="float" office:value="0.434211" calcext:value-type="float">
            <text:p>0,434211</text:p>
          </table:table-cell>
          <table:table-cell office:value-type="float" office:value="0.829406" calcext:value-type="float">
            <text:p>0,829406</text:p>
          </table:table-cell>
          <table:table-cell office:value-type="float" office:value="0.15802" calcext:value-type="float">
            <text:p>0,15802</text:p>
          </table:table-cell>
          <table:table-cell office:value-type="float" office:value="0.155952" calcext:value-type="float">
            <text:p>0,155952</text:p>
          </table:table-cell>
          <table:table-cell office:value-type="float" office:value="0.510166" calcext:value-type="float">
            <text:p>0,510166</text:p>
          </table:table-cell>
          <table:table-cell office:value-type="float" office:value="0.870007" calcext:value-type="float">
            <text:p>0,870007</text:p>
          </table:table-cell>
          <table:table-cell office:value-type="float" office:value="0.14718" calcext:value-type="float">
            <text:p>0,14718</text:p>
          </table:table-cell>
          <table:table-cell office:value-type="float" office:value="0.082796" calcext:value-type="float">
            <text:p>0,082796</text:p>
          </table:table-cell>
          <table:table-cell office:value-type="float" office:value="0.514526" calcext:value-type="float">
            <text:p>0,514526</text:p>
          </table:table-cell>
          <table:table-cell office:value-type="float" office:value="0.865834" calcext:value-type="float">
            <text:p>0,86583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200837" calcext:value-type="float">
            <text:p>0,200837</text:p>
          </table:table-cell>
          <table:table-cell office:value-type="float" office:value="0.04424" calcext:value-type="float">
            <text:p>0,04424</text:p>
          </table:table-cell>
          <table:table-cell office:value-type="float" office:value="0.457095" calcext:value-type="float">
            <text:p>0,457095</text:p>
          </table:table-cell>
          <table:table-cell office:value-type="float" office:value="0.89121" calcext:value-type="float">
            <text:p>0,89121</text:p>
          </table:table-cell>
          <table:table-cell office:value-type="float" office:value="0.157983" calcext:value-type="float">
            <text:p>0,157983</text:p>
          </table:table-cell>
          <table:table-cell office:value-type="float" office:value="0.154825" calcext:value-type="float">
            <text:p>0,154825</text:p>
          </table:table-cell>
          <table:table-cell office:value-type="float" office:value="0.538825" calcext:value-type="float">
            <text:p>0,538825</text:p>
          </table:table-cell>
          <table:table-cell office:value-type="float" office:value="0.905664" calcext:value-type="float">
            <text:p>0,905664</text:p>
          </table:table-cell>
          <table:table-cell office:value-type="float" office:value="0.145294" calcext:value-type="float">
            <text:p>0,145294</text:p>
          </table:table-cell>
          <table:table-cell office:value-type="float" office:value="0.081257" calcext:value-type="float">
            <text:p>0,081257</text:p>
          </table:table-cell>
          <table:table-cell office:value-type="float" office:value="0.457608" calcext:value-type="float">
            <text:p>0,457608</text:p>
          </table:table-cell>
          <table:table-cell office:value-type="float" office:value="0.991701" calcext:value-type="float">
            <text:p>0,99170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.201832" calcext:value-type="float">
            <text:p>0,201832</text:p>
          </table:table-cell>
          <table:table-cell office:value-type="float" office:value="0.041409" calcext:value-type="float">
            <text:p>0,041409</text:p>
          </table:table-cell>
          <table:table-cell office:value-type="float" office:value="0.93121" calcext:value-type="float">
            <text:p>0,93121</text:p>
          </table:table-cell>
          <table:table-cell office:value-type="float" office:value="1.814135" calcext:value-type="float">
            <text:p>1,814135</text:p>
          </table:table-cell>
          <table:table-cell office:value-type="float" office:value="0.158011" calcext:value-type="float">
            <text:p>0,158011</text:p>
          </table:table-cell>
          <table:table-cell office:value-type="float" office:value="0.15585" calcext:value-type="float">
            <text:p>0,15585</text:p>
          </table:table-cell>
          <table:table-cell office:value-type="float" office:value="0.943053" calcext:value-type="float">
            <text:p>0,943053</text:p>
          </table:table-cell>
          <table:table-cell office:value-type="float" office:value="1.660723" calcext:value-type="float">
            <text:p>1,660723</text:p>
          </table:table-cell>
          <table:table-cell office:value-type="float" office:value="0.146975" calcext:value-type="float">
            <text:p>0,146975</text:p>
          </table:table-cell>
          <table:table-cell office:value-type="float" office:value="0.08219" calcext:value-type="float">
            <text:p>0,08219</text:p>
          </table:table-cell>
          <table:table-cell office:value-type="float" office:value="0.923294" calcext:value-type="float">
            <text:p>0,923294</text:p>
          </table:table-cell>
          <table:table-cell office:value-type="float" office:value="1.767955" calcext:value-type="float">
            <text:p>1,76795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EDIA T(p)</text:p>
          </table:table-cell>
          <table:table-cell table:style-name="ce7" table:formula="of:=AVERAGE([.F44:.F60])" office:value-type="float" office:value="0.201065823529412" calcext:value-type="float">
            <text:p>0,201065823529412</text:p>
          </table:table-cell>
          <table:table-cell table:style-name="ce7" table:formula="of:=AVERAGE([.G44:.G60])" office:value-type="float" office:value="0.0572781764705882" calcext:value-type="float">
            <text:p>0,057278176470588</text:p>
          </table:table-cell>
          <table:table-cell table:style-name="ce7" table:formula="of:=AVERAGE([.H44:.H60])" office:value-type="float" office:value="0.272450411764706" calcext:value-type="float">
            <text:p>0,272450411764706</text:p>
          </table:table-cell>
          <table:table-cell table:style-name="ce7" table:formula="of:=AVERAGE([.I44:.I60])" office:value-type="float" office:value="0.484451470588235" calcext:value-type="float">
            <text:p>0,484451470588235</text:p>
          </table:table-cell>
          <table:table-cell table:style-name="ce11" table:formula="of:=AVERAGE([.J44:.J60])" office:value-type="float" office:value="0.159146058823529" calcext:value-type="float">
            <text:p>0,159146058823529</text:p>
          </table:table-cell>
          <table:table-cell table:style-name="ce11" table:formula="of:=AVERAGE([.K44:.K60])" office:value-type="float" office:value="0.156364058823529" calcext:value-type="float">
            <text:p>0,156364058823529</text:p>
          </table:table-cell>
          <table:table-cell table:style-name="ce11" table:formula="of:=AVERAGE([.L44:.L60])" office:value-type="float" office:value="0.386299176470588" calcext:value-type="float">
            <text:p>0,386299176470588</text:p>
          </table:table-cell>
          <table:table-cell table:style-name="ce11" table:formula="of:=AVERAGE([.M44:.M60])" office:value-type="float" office:value="0.609493529411765" calcext:value-type="float">
            <text:p>0,609493529411765</text:p>
          </table:table-cell>
          <table:table-cell table:style-name="ce15" table:formula="of:=AVERAGE([.N44:.N60])" office:value-type="float" office:value="0.145482882352941" calcext:value-type="float">
            <text:p>0,145482882352941</text:p>
          </table:table-cell>
          <table:table-cell table:style-name="ce15" table:formula="of:=AVERAGE([.O44:.O60])" office:value-type="float" office:value="0.0861622941176471" calcext:value-type="float">
            <text:p>0,086162294117647</text:p>
          </table:table-cell>
          <table:table-cell table:style-name="ce15" table:formula="of:=AVERAGE([.P44:.P60])" office:value-type="float" office:value="0.333239294117647" calcext:value-type="float">
            <text:p>0,333239294117647</text:p>
          </table:table-cell>
          <table:table-cell table:style-name="ce15" table:formula="of:=AVERAGE([.Q44:.Q60])" office:value-type="float" office:value="0.591030941176471" calcext:value-type="float">
            <text:p>0,59103094117647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4:37:16.9369757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22:09:20.719109660</meta:creation-date>
    <dc:date>2021-04-28T14:45:29.446699463</dc:date>
    <meta:editing-duration>PT17M39S</meta:editing-duration>
    <meta:editing-cycles>3</meta:editing-cycles>
    <meta:generator>LibreOffice/7.0.5.2$Linux_X86_64 LibreOffice_project/00$Build-2</meta:generator>
    <meta:document-statistic meta:table-count="1" meta:cell-count="7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428" draw:fill-color="#ffd428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134cm" svg:y="0.317cm" chart:style-name="ch2">
          <text:p>Ganancia según el número de threads</text:p>
        </chart:title>
        <chart:subtitle svg:x="6.698cm" svg:y="1.275cm" chart:style-name="ch3">
          <text:p>Tamaño: 7500</text:p>
        </chart:subtitle>
        <chart:legend chart:legend-position="end" svg:x="12.723cm" svg:y="3.626cm" style:legend-expansion="custom" svg:width="3.065cm" svg:height="1.594cm" style:legend-expansion-aspect-ratio="1.9228356336261" chart:style-name="ch4"/>
        <chart:plot-area chart:style-name="ch5" table:cell-range-address="Hoja1.V16:Hoja1.V32 Hoja1.X16:Hoja1.X32 Hoja1.AB16:Hoja1.AB32 Hoja1.AF16:Hoja1.AF32" chart:data-source-has-labels="row" svg:x="1.33cm" svg:y="2.138cm" svg:width="11.788cm" svg:height="5.706cm">
          <chart:coordinate-region svg:x="1.766cm" svg:y="2.337cm" svg:width="11.165cm" svg:height="4.86cm"/>
          <chart:axis chart:dimension="x" chart:name="primary-x" chart:style-name="ch6">
            <chart:title svg:x="6.571cm" svg:y="8.024cm" chart:style-name="ch7">
              <text:p>Threads</text:p>
            </chart:title>
          </chart:axis>
          <chart:axis chart:dimension="y" chart:name="primary-y" chart:style-name="ch8">
            <chart:title svg:x="0.451cm" svg:y="6.424cm" chart:style-name="ch9">
              <text:p>Ganancia obtenida</text:p>
            </chart:title>
            <chart:grid chart:style-name="ch10" chart:class="major"/>
          </chart:axis>
          <chart:series chart:style-name="ch11" chart:values-cell-range-address="Hoja1.X16:Hoja1.X32" loext:label-string="atcgrid1" chart:class="chart:scatter">
            <chart:domain table:cell-range-address="Hoja1.V16:Hoja1.V32"/>
            <chart:data-point chart:repeated="17"/>
          </chart:series>
          <chart:series chart:style-name="ch12" chart:values-cell-range-address="Hoja1.AB16:Hoja1.AB32" loext:label-string="atcgrid4" chart:class="chart:scatter">
            <chart:data-point chart:repeated="17"/>
          </chart:series>
          <chart:series chart:style-name="ch13" chart:values-cell-range-address="Hoja1.AF16:Hoja1.AF32" loext:label-string="pc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V</text:p>
              </table:table-cell>
              <table:table-cell office:value-type="string">
                <text:p>atcgrid1</text:p>
              </table:table-cell>
              <table:table-cell office:value-type="string">
                <text:p>atcgrid4</text:p>
              </table:table-cell>
              <table:table-cell office:value-type="string">
                <text:p>p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V16:Hoja1.V32</svg:desc>
                </draw:g>
              </table:table-cell>
              <table:table-cell office:value-type="float" office:value="0.976621015634469">
                <text:p>0.976621015634469</text:p>
                <draw:g>
                  <svg:desc>Hoja1.X16:Hoja1.X32</svg:desc>
                </draw:g>
              </table:table-cell>
              <table:table-cell office:value-type="float" office:value="0.996158549553381">
                <text:p>0.996158549553381</text:p>
                <draw:g>
                  <svg:desc>Hoja1.AB16:Hoja1.AB32</svg:desc>
                </draw:g>
              </table:table-cell>
              <table:table-cell office:value-type="float" office:value="0.943736710733105">
                <text:p>0.943736710733105</text:p>
                <draw:g>
                  <svg:desc>Hoja1.AF16:Hoja1.A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1966416541182">
                <text:p>1.01966416541182</text:p>
              </table:table-cell>
              <table:table-cell office:value-type="float" office:value="1.84406988188976">
                <text:p>1.84406988188976</text:p>
              </table:table-cell>
              <table:table-cell office:value-type="float" office:value="1.90238720858724">
                <text:p>1.90238720858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1805387103295">
                <text:p>1.01805387103295</text:p>
              </table:table-cell>
              <table:table-cell office:value-type="float" office:value="1.75055476396253">
                <text:p>1.75055476396253</text:p>
              </table:table-cell>
              <table:table-cell office:value-type="float" office:value="2.83613935655943">
                <text:p>2.83613935655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2850104661255">
                <text:p>1.02850104661255</text:p>
              </table:table-cell>
              <table:table-cell office:value-type="float" office:value="1.69692509736437">
                <text:p>1.69692509736437</text:p>
              </table:table-cell>
              <table:table-cell office:value-type="float" office:value="3.7576471454338">
                <text:p>3.7576471454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1669232127987">
                <text:p>1.01669232127987</text:p>
              </table:table-cell>
              <table:table-cell office:value-type="float" office:value="1.79926534140017">
                <text:p>1.79926534140017</text:p>
              </table:table-cell>
              <table:table-cell office:value-type="float" office:value="4.36760364523168">
                <text:p>4.36760364523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0042211379691">
                <text:p>1.00042211379691</text:p>
              </table:table-cell>
              <table:table-cell office:value-type="float" office:value="1.77897785268355">
                <text:p>1.77897785268355</text:p>
              </table:table-cell>
              <table:table-cell office:value-type="float" office:value="5.0186323189617">
                <text:p>5.0186323189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1418430790143">
                <text:p>1.01418430790143</text:p>
              </table:table-cell>
              <table:table-cell office:value-type="float" office:value="1.63185628742515">
                <text:p>1.63185628742515</text:p>
              </table:table-cell>
              <table:table-cell office:value-type="float" office:value="5.33326367483413">
                <text:p>5.33326367483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1461848400907">
                <text:p>1.01461848400907</text:p>
              </table:table-cell>
              <table:table-cell office:value-type="float" office:value="1.81887241220299">
                <text:p>1.81887241220299</text:p>
              </table:table-cell>
              <table:table-cell office:value-type="float" office:value="5.37907050268732">
                <text:p>5.37907050268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2069742992134">
                <text:p>1.02069742992134</text:p>
              </table:table-cell>
              <table:table-cell office:value-type="float" office:value="1.74213120089265">
                <text:p>1.74213120089265</text:p>
              </table:table-cell>
              <table:table-cell office:value-type="float" office:value="3.80839395635143">
                <text:p>3.80839395635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1842700605387">
                <text:p>1.01842700605387</text:p>
              </table:table-cell>
              <table:table-cell office:value-type="float" office:value="1.80320492769664">
                <text:p>1.80320492769664</text:p>
              </table:table-cell>
              <table:table-cell office:value-type="float" office:value="3.91606567439006">
                <text:p>3.91606567439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1718000504923">
                <text:p>1.01718000504923</text:p>
              </table:table-cell>
              <table:table-cell office:value-type="float" office:value="1.68468022929077">
                <text:p>1.68468022929077</text:p>
              </table:table-cell>
              <table:table-cell office:value-type="float" office:value="4.29736897495264">
                <text:p>4.29736897495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1833691393909">
                <text:p>1.01833691393909</text:p>
              </table:table-cell>
              <table:table-cell office:value-type="float" office:value="1.77644772086188">
                <text:p>1.77644772086188</text:p>
              </table:table-cell>
              <table:table-cell office:value-type="float" office:value="4.58618985578867">
                <text:p>4.58618985578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1238771279603">
                <text:p>1.01238771279603</text:p>
              </table:table-cell>
              <table:table-cell office:value-type="float" office:value="1.80860100876029">
                <text:p>1.80860100876029</text:p>
              </table:table-cell>
              <table:table-cell office:value-type="float" office:value="4.62693196754748">
                <text:p>4.62693196754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1988355904316">
                <text:p>1.01988355904316</text:p>
              </table:table-cell>
              <table:table-cell office:value-type="float" office:value="1.83985957331893">
                <text:p>1.83985957331893</text:p>
              </table:table-cell>
              <table:table-cell office:value-type="float" office:value="4.99456920592984">
                <text:p>4.99456920592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01918698775675">
                <text:p>1.01918698775675</text:p>
              </table:table-cell>
              <table:table-cell office:value-type="float" office:value="1.79276606942086">
                <text:p>1.79276606942086</text:p>
              </table:table-cell>
              <table:table-cell office:value-type="float" office:value="5.34051791786555">
                <text:p>5.34051791786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01945776349582">
                <text:p>1.01945776349582</text:p>
              </table:table-cell>
              <table:table-cell office:value-type="float" office:value="1.80794654057705">
                <text:p>1.80794654057705</text:p>
              </table:table-cell>
              <table:table-cell office:value-type="float" office:value="5.26966756142887">
                <text:p>5.26966756142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.00181513022938">
                <text:p>1.00181513022938</text:p>
              </table:table-cell>
              <table:table-cell office:value-type="float" office:value="1.8141173053182">
                <text:p>1.8141173053182</text:p>
              </table:table-cell>
              <table:table-cell office:value-type="float" office:value="4.83741648106904">
                <text:p>4.83741648106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428" draw:fill-color="#ffd428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666666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Ganancia según el número de threads</text:p>
        </chart:title>
        <chart:subtitle svg:x="6.594cm" svg:y="1.275cm" chart:style-name="ch3">
          <text:p>Tamaño: 10500</text:p>
        </chart:subtitle>
        <chart:legend chart:legend-position="end" svg:x="13.439cm" svg:y="3.703cm" style:legend-expansion="high" chart:style-name="ch4"/>
        <chart:plot-area chart:style-name="ch5" table:cell-range-address="Hoja1.V16:Hoja1.V32 Hoja1.Z16:Hoja1.Z32 Hoja1.AD16:Hoja1.AD32 Hoja1.AH16:Hoja1.AH32" chart:data-source-has-labels="row" svg:x="1.331cm" svg:y="2.138cm" svg:width="11.788cm" svg:height="5.701cm">
          <chart:coordinate-region svg:x="1.767cm" svg:y="2.338cm" svg:width="11.165cm" svg:height="4.854cm"/>
          <chart:axis chart:dimension="x" chart:name="primary-x" chart:style-name="ch6">
            <chart:title svg:x="6.572cm" svg:y="8.019cm" chart:style-name="ch7">
              <text:p>Threads</text:p>
            </chart:title>
          </chart:axis>
          <chart:axis chart:dimension="y" chart:name="primary-y" chart:style-name="ch8">
            <chart:title svg:x="0.451cm" svg:y="5.746cm" chart:style-name="ch9">
              <text:p>Ganancia</text:p>
            </chart:title>
            <chart:grid chart:style-name="ch10" chart:class="major"/>
          </chart:axis>
          <chart:series chart:style-name="ch11" chart:values-cell-range-address="Hoja1.Z16:Hoja1.Z32" loext:label-string="atcgrid1" chart:class="chart:scatter">
            <chart:domain table:cell-range-address="Hoja1.V16:Hoja1.V32"/>
            <chart:data-point chart:repeated="17"/>
          </chart:series>
          <chart:series chart:style-name="ch12" chart:values-cell-range-address="Hoja1.AD16:Hoja1.AD32" loext:label-string="atcgrid4" chart:class="chart:scatter">
            <chart:data-point chart:repeated="17"/>
          </chart:series>
          <chart:series chart:style-name="ch13" chart:values-cell-range-address="Hoja1.AH16:Hoja1.AH32" loext:label-string="pc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V</text:p>
              </table:table-cell>
              <table:table-cell office:value-type="string">
                <text:p>atcgrid1</text:p>
              </table:table-cell>
              <table:table-cell office:value-type="string">
                <text:p>atcgrid4</text:p>
              </table:table-cell>
              <table:table-cell office:value-type="string">
                <text:p>p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V16:Hoja1.V32</svg:desc>
                </draw:g>
              </table:table-cell>
              <table:table-cell office:value-type="float" office:value="0.981087455775557">
                <text:p>0.981087455775557</text:p>
                <draw:g>
                  <svg:desc>Hoja1.Z16:Hoja1.Z32</svg:desc>
                </draw:g>
              </table:table-cell>
              <table:table-cell office:value-type="float" office:value="0.968328425897722">
                <text:p>0.968328425897722</text:p>
                <draw:g>
                  <svg:desc>Hoja1.AD16:Hoja1.AD32</svg:desc>
                </draw:g>
              </table:table-cell>
              <table:table-cell office:value-type="float" office:value="0.953235737801349">
                <text:p>0.953235737801349</text:p>
                <draw:g>
                  <svg:desc>Hoja1.AH16:Hoja1.A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1557450253471">
                <text:p>1.01557450253471</text:p>
              </table:table-cell>
              <table:table-cell office:value-type="float" office:value="1.73981149285497">
                <text:p>1.73981149285497</text:p>
              </table:table-cell>
              <table:table-cell office:value-type="float" office:value="1.90332938669193">
                <text:p>1.90332938669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2386334928974">
                <text:p>1.02386334928974</text:p>
              </table:table-cell>
              <table:table-cell office:value-type="float" office:value="1.70096191574617">
                <text:p>1.70096191574617</text:p>
              </table:table-cell>
              <table:table-cell office:value-type="float" office:value="2.86073858944791">
                <text:p>2.86073858944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0820916466806">
                <text:p>1.00820916466806</text:p>
              </table:table-cell>
              <table:table-cell office:value-type="float" office:value="1.66961555519246">
                <text:p>1.66961555519246</text:p>
              </table:table-cell>
              <table:table-cell office:value-type="float" office:value="3.77090526947906">
                <text:p>3.77090526947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1789624172484">
                <text:p>1.01789624172484</text:p>
              </table:table-cell>
              <table:table-cell office:value-type="float" office:value="1.73500054576547">
                <text:p>1.73500054576547</text:p>
              </table:table-cell>
              <table:table-cell office:value-type="float" office:value="4.39423560541451">
                <text:p>4.39423560541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6507310061343">
                <text:p>0.996507310061343</text:p>
              </table:table-cell>
              <table:table-cell office:value-type="float" office:value="1.76560031595577">
                <text:p>1.76560031595577</text:p>
              </table:table-cell>
              <table:table-cell office:value-type="float" office:value="5.04428155437293">
                <text:p>5.04428155437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2071615382132">
                <text:p>1.02071615382132</text:p>
              </table:table-cell>
              <table:table-cell office:value-type="float" office:value="1.72298501710266">
                <text:p>1.72298501710266</text:p>
              </table:table-cell>
              <table:table-cell office:value-type="float" office:value="5.26845127290842">
                <text:p>5.26845127290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1351671956654">
                <text:p>1.01351671956654</text:p>
              </table:table-cell>
              <table:table-cell office:value-type="float" office:value="1.75967132858531">
                <text:p>1.75967132858531</text:p>
              </table:table-cell>
              <table:table-cell office:value-type="float" office:value="5.50969263250254">
                <text:p>5.50969263250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1027771563708">
                <text:p>1.01027771563708</text:p>
              </table:table-cell>
              <table:table-cell office:value-type="float" office:value="1.71599932826332">
                <text:p>1.71599932826332</text:p>
              </table:table-cell>
              <table:table-cell office:value-type="float" office:value="4.5193531700515">
                <text:p>4.519353170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1192701664533">
                <text:p>1.01192701664533</text:p>
              </table:table-cell>
              <table:table-cell office:value-type="float" office:value="1.75528834355828">
                <text:p>1.75528834355828</text:p>
              </table:table-cell>
              <table:table-cell office:value-type="float" office:value="4.05276108265096">
                <text:p>4.05276108265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1736555852348">
                <text:p>1.01736555852348</text:p>
              </table:table-cell>
              <table:table-cell office:value-type="float" office:value="1.73375993794842">
                <text:p>1.73375993794842</text:p>
              </table:table-cell>
              <table:table-cell office:value-type="float" office:value="5.21039257376964">
                <text:p>5.21039257376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0145089144291">
                <text:p>1.00145089144291</text:p>
              </table:table-cell>
              <table:table-cell office:value-type="float" office:value="1.73140975987606">
                <text:p>1.73140975987606</text:p>
              </table:table-cell>
              <table:table-cell office:value-type="float" office:value="5.15717072169182">
                <text:p>5.15717072169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1734591421657">
                <text:p>1.01734591421657</text:p>
              </table:table-cell>
              <table:table-cell office:value-type="float" office:value="1.78463073852295">
                <text:p>1.78463073852295</text:p>
              </table:table-cell>
              <table:table-cell office:value-type="float" office:value="5.14475907624558">
                <text:p>5.14475907624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021429703598">
                <text:p>1.0021429703598</text:p>
              </table:table-cell>
              <table:table-cell office:value-type="float" office:value="1.77034167831995">
                <text:p>1.77034167831995</text:p>
              </table:table-cell>
              <table:table-cell office:value-type="float" office:value="5.10372853804734">
                <text:p>5.1037285380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01353621627167">
                <text:p>1.01353621627167</text:p>
              </table:table-cell>
              <table:table-cell office:value-type="float" office:value="1.72781293782308">
                <text:p>1.72781293782308</text:p>
              </table:table-cell>
              <table:table-cell office:value-type="float" office:value="5.28925271774894">
                <text:p>5.28925271774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020913935088">
                <text:p>1.020913935088</text:p>
              </table:table-cell>
              <table:table-cell office:value-type="float" office:value="1.76053755368768">
                <text:p>1.76053755368768</text:p>
              </table:table-cell>
              <table:table-cell office:value-type="float" office:value="4.54213381555154">
                <text:p>4.5421338155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.01419955085018">
                <text:p>1.01419955085018</text:p>
              </table:table-cell>
              <table:table-cell office:value-type="float" office:value="1.74055237863487">
                <text:p>1.74055237863487</text:p>
              </table:table-cell>
              <table:table-cell office:value-type="float" office:value="4.85266487961554">
                <text:p>4.852664879615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